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2.44pt"/>
    </style:style>
    <style:style style:name="co2" style:family="table-column">
      <style:table-column-properties fo:break-before="auto" style:column-width="35.74pt"/>
    </style:style>
    <style:style style:name="co3" style:family="table-column">
      <style:table-column-properties fo:break-before="auto" style:column-width="44.19pt"/>
    </style:style>
    <style:style style:name="co4" style:family="table-column">
      <style:table-column-properties fo:break-before="auto" style:column-width="95.16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nopt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20" table:default-cell-style-name="ce1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Iter</text:p>
          </table:table-cell>
          <table:table-cell office:value-type="string" calcext:value-type="string">
            <text:p>CPUs</text:p>
          </table:table-cell>
          <table:table-cell office:value-type="string" calcext:value-type="string">
            <text:p>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pk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1.7201185696" calcext:value-type="float">
            <text:p>1.720118569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ircrfta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00049413194141" calcext:value-type="float">
            <text:p>4.9413194141E-1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ircrftb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office:value-type="float" office:value="2.6471484932E-016" calcext:value-type="float">
            <text:p>2.6471484932E-1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irport</text:p>
          </table:table-cell>
          <table:table-cell office:value-type="float" office:value="87" calcext:value-type="float">
            <text:p>87</text:p>
          </table:table-cell>
          <table:table-cell office:value-type="float" office:value="0.02" calcext:value-type="float">
            <text:p>0.02</text:p>
          </table:table-cell>
          <table:table-cell office:value-type="float" office:value="47952.70168" calcext:value-type="float">
            <text:p>47952.7016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jazzaf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75.005" calcext:value-type="float">
            <text:p>75.00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linit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6.705968433" calcext:value-type="float">
            <text:p>16.70596843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linitc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30.496187621" calcext:value-type="float">
            <text:p>30.4961876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linitu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5.7443849103" calcext:value-type="float">
            <text:p>5.744384910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sotame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082084998624" calcext:value-type="float">
            <text:p>0.08208499862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rgauss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000000011279360517" calcext:value-type="float">
            <text:p>1.1279360517E-0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rglina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rglinb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.6341463409" calcext:value-type="float">
            <text:p>4.634146340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rglin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.1351351356" calcext:value-type="float">
            <text:p>6.13513513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rgtrig</text:p>
          </table:table-cell>
          <table:table-cell office:value-type="float" office:value="239" calcext:value-type="float">
            <text:p>239</text:p>
          </table:table-cell>
          <table:table-cell office:value-type="float" office:value="0.1" calcext:value-type="float">
            <text:p>0.1</text:p>
          </table:table-cell>
          <table:table-cell office:value-type="float" office:value="2.4097135574E-015" calcext:value-type="float">
            <text:p>2.4097135574E-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rtif</text:p>
          </table:table-cell>
          <table:table-cell office:value-type="float" office:value="15356" calcext:value-type="float">
            <text:p>15356</text:p>
          </table:table-cell>
          <table:table-cell office:value-type="float" office:value="452.92" calcext:value-type="float">
            <text:p>452.92</text:p>
          </table:table-cell>
          <table:table-cell office:value-type="float" office:value="0.0000000000098513797592" calcext:value-type="float">
            <text:p>9.8513797592E-1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rwhead</text:p>
          </table:table-cell>
          <table:table-cell office:value-type="float" office:value="103" calcext:value-type="float">
            <text:p>103</text:p>
          </table:table-cell>
          <table:table-cell office:value-type="float" office:value="0.05" calcext:value-type="float">
            <text:p>0.05</text:p>
          </table:table-cell>
          <table:table-cell office:value-type="float" office:value="0.00000000011277734302" calcext:value-type="float">
            <text:p>1.1277734302E-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ug2d</text:p>
          </table:table-cell>
          <table:table-cell office:value-type="float" office:value="21386" calcext:value-type="float">
            <text:p>21386</text:p>
          </table:table-cell>
          <table:table-cell office:value-type="float" office:value="2495.43" calcext:value-type="float">
            <text:p>2495.43</text:p>
          </table:table-cell>
          <table:table-cell office:value-type="float" office:value="1687411.7529" calcext:value-type="float">
            <text:p>1687411.752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ug2dc</text:p>
          </table:table-cell>
          <table:table-cell office:value-type="float" office:value="20111" calcext:value-type="float">
            <text:p>20111</text:p>
          </table:table-cell>
          <table:table-cell office:value-type="float" office:value="1139.75" calcext:value-type="float">
            <text:p>1139.75</text:p>
          </table:table-cell>
          <table:table-cell office:value-type="float" office:value="1818392.6589" calcext:value-type="float">
            <text:p>1818392.65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ug2dcqp</text:p>
          </table:table-cell>
          <table:table-cell office:value-type="float" office:value="15207" calcext:value-type="float">
            <text:p>15207</text:p>
          </table:table-cell>
          <table:table-cell office:value-type="float" office:value="874.87" calcext:value-type="float">
            <text:p>874.87</text:p>
          </table:table-cell>
          <table:table-cell office:value-type="float" office:value="6498179.352" calcext:value-type="float">
            <text:p>6498179.35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ug2dqp</text:p>
          </table:table-cell>
          <table:table-cell office:value-type="float" office:value="15024" calcext:value-type="float">
            <text:p>15024</text:p>
          </table:table-cell>
          <table:table-cell office:value-type="float" office:value="815.53" calcext:value-type="float">
            <text:p>815.53</text:p>
          </table:table-cell>
          <table:table-cell office:value-type="float" office:value="6237011.7756" calcext:value-type="float">
            <text:p>6237011.77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ug3d</text:p>
          </table:table-cell>
          <table:table-cell office:value-type="float" office:value="3314" calcext:value-type="float">
            <text:p>3314</text:p>
          </table:table-cell>
          <table:table-cell office:value-type="float" office:value="12.83" calcext:value-type="float">
            <text:p>12.83</text:p>
          </table:table-cell>
          <table:table-cell office:value-type="float" office:value="554.06772579" calcext:value-type="float">
            <text:p>554.0677257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ug3dc</text:p>
          </table:table-cell>
          <table:table-cell office:value-type="float" office:value="3969" calcext:value-type="float">
            <text:p>3969</text:p>
          </table:table-cell>
          <table:table-cell office:value-type="float" office:value="25.77" calcext:value-type="float">
            <text:p>25.77</text:p>
          </table:table-cell>
          <table:table-cell office:value-type="float" office:value="771.26243869" calcext:value-type="float">
            <text:p>771.2624386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ug3dcqp</text:p>
          </table:table-cell>
          <table:table-cell office:value-type="float" office:value="2709" calcext:value-type="float">
            <text:p>2709</text:p>
          </table:table-cell>
          <table:table-cell office:value-type="float" office:value="9.38" calcext:value-type="float">
            <text:p>9.38</text:p>
          </table:table-cell>
          <table:table-cell office:value-type="float" office:value="993.36214653" calcext:value-type="float">
            <text:p>993.3621465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ug3dqp</text:p>
          </table:table-cell>
          <table:table-cell office:value-type="float" office:value="1854" calcext:value-type="float">
            <text:p>1854</text:p>
          </table:table-cell>
          <table:table-cell office:value-type="float" office:value="3.03" calcext:value-type="float">
            <text:p>3.03</text:p>
          </table:table-cell>
          <table:table-cell office:value-type="float" office:value="675.23767127" calcext:value-type="float">
            <text:p>675.2376712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vgasa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-4.1687020733" calcext:value-type="float">
            <text:p>-4.168702073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vgasb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-4.1328193833" calcext:value-type="float">
            <text:p>-4.132819383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vion2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94680129.579" calcext:value-type="float">
            <text:p>94680129.57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ard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0.0082148773066" calcext:value-type="float">
            <text:p>0.008214877306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atch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office:value-type="float" office:value="259180.35065" calcext:value-type="float">
            <text:p>259180.350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dexp</text:p>
          </table:table-cell>
          <table:table-cell office:value-type="float" office:value="5071" calcext:value-type="float">
            <text:p>5071</text:p>
          </table:table-cell>
          <table:table-cell office:value-type="float" office:value="11.08" calcext:value-type="float">
            <text:p>11.08</text:p>
          </table:table-cell>
          <table:table-cell office:value-type="float" office:value="0.000081754985822" calcext:value-type="float">
            <text:p>8.1754985822E-0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dqrtic</text:p>
          </table:table-cell>
          <table:table-cell office:value-type="float" office:value="1048" calcext:value-type="float">
            <text:p>1048</text:p>
          </table:table-cell>
          <table:table-cell office:value-type="float" office:value="8.17" calcext:value-type="float">
            <text:p>8.17</text:p>
          </table:table-cell>
          <table:table-cell office:value-type="float" office:value="3983.8179506" calcext:value-type="float">
            <text:p>3983.81795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dval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0000010393684642" calcext:value-type="float">
            <text:p>1.0393684642E-1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eale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8.9746474175E-018" calcext:value-type="float">
            <text:p>8.9746474175E-1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igbank</text:p>
          </table:table-cell>
          <table:table-cell office:value-type="float" office:value="34729" calcext:value-type="float">
            <text:p>34729</text:p>
          </table:table-cell>
          <table:table-cell office:value-type="float" office:value="102.1" calcext:value-type="float">
            <text:p>102.1</text:p>
          </table:table-cell>
          <table:table-cell office:value-type="float" office:value="-4205696.1487" calcext:value-type="float">
            <text:p>-4205696.148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iggs3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7.3382059804E-015" calcext:value-type="float">
            <text:p>7.3382059804E-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iggs5</text:p>
          </table:table-cell>
          <table:table-cell office:value-type="float" office:value="139" calcext:value-type="float">
            <text:p>139</text:p>
          </table:table-cell>
          <table:table-cell office:value-type="float" office:value="0" calcext:value-type="float">
            <text:p>0</text:p>
          </table:table-cell>
          <table:table-cell office:value-type="float" office:value="0.0056556499271" calcext:value-type="float">
            <text:p>0.005655649927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iggs6</text:p>
          </table:table-cell>
          <table:table-cell office:value-type="float" office:value="163" calcext:value-type="float">
            <text:p>163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0023258898653" calcext:value-type="float">
            <text:p>2.3258898653E-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iggsb1</text:p>
          </table:table-cell>
          <table:table-cell office:value-type="float" office:value="1003" calcext:value-type="float">
            <text:p>1003</text:p>
          </table:table-cell>
          <table:table-cell office:value-type="float" office:value="0.63" calcext:value-type="float">
            <text:p>0.63</text:p>
          </table:table-cell>
          <table:table-cell office:value-type="float" office:value="0.015" calcext:value-type="float">
            <text:p>0.0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iggsc4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-24.375" calcext:value-type="float">
            <text:p>-24.3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lockqp1</text:p>
          </table:table-cell>
          <table:table-cell office:value-type="float" office:value="1010" calcext:value-type="float">
            <text:p>1010</text:p>
          </table:table-cell>
          <table:table-cell office:value-type="float" office:value="0.18" calcext:value-type="float">
            <text:p>0.18</text:p>
          </table:table-cell>
          <table:table-cell office:value-type="float" office:value="-996.4999999" calcext:value-type="float">
            <text:p>-996.49999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lockqp2</text:p>
          </table:table-cell>
          <table:table-cell office:value-type="float" office:value="1006" calcext:value-type="float">
            <text:p>1006</text:p>
          </table:table-cell>
          <table:table-cell office:value-type="float" office:value="0.17" calcext:value-type="float">
            <text:p>0.17</text:p>
          </table:table-cell>
          <table:table-cell office:value-type="float" office:value="-996.1011979" calcext:value-type="float">
            <text:p>-996.101197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lockqp3</text:p>
          </table:table-cell>
          <table:table-cell office:value-type="float" office:value="1010" calcext:value-type="float">
            <text:p>1010</text:p>
          </table:table-cell>
          <table:table-cell office:value-type="float" office:value="0.18" calcext:value-type="float">
            <text:p>0.18</text:p>
          </table:table-cell>
          <table:table-cell office:value-type="float" office:value="-497.4999999" calcext:value-type="float">
            <text:p>-497.49999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lockqp4</text:p>
          </table:table-cell>
          <table:table-cell office:value-type="float" office:value="1006" calcext:value-type="float">
            <text:p>1006</text:p>
          </table:table-cell>
          <table:table-cell office:value-type="float" office:value="0.17" calcext:value-type="float">
            <text:p>0.17</text:p>
          </table:table-cell>
          <table:table-cell office:value-type="float" office:value="-498.0982009" calcext:value-type="float">
            <text:p>-498.098200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lockqp5</text:p>
          </table:table-cell>
          <table:table-cell office:value-type="float" office:value="1013" calcext:value-type="float">
            <text:p>1013</text:p>
          </table:table-cell>
          <table:table-cell office:value-type="float" office:value="0.17" calcext:value-type="float">
            <text:p>0.17</text:p>
          </table:table-cell>
          <table:table-cell office:value-type="float" office:value="-497.4999999" calcext:value-type="float">
            <text:p>-497.49999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loweya</text:p>
          </table:table-cell>
          <table:table-cell office:value-type="float" office:value="1250" calcext:value-type="float">
            <text:p>1250</text:p>
          </table:table-cell>
          <table:table-cell office:value-type="float" office:value="0.43" calcext:value-type="float">
            <text:p>0.43</text:p>
          </table:table-cell>
          <table:table-cell office:value-type="float" office:value="-0.045530718274" calcext:value-type="float">
            <text:p>-0.04553071827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loweyb</text:p>
          </table:table-cell>
          <table:table-cell office:value-type="float" office:value="853" calcext:value-type="float">
            <text:p>853</text:p>
          </table:table-cell>
          <table:table-cell office:value-type="float" office:value="0.23" calcext:value-type="float">
            <text:p>0.23</text:p>
          </table:table-cell>
          <table:table-cell office:value-type="float" office:value="-0.030452651687" calcext:value-type="float">
            <text:p>-0.03045265168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loweyc</text:p>
          </table:table-cell>
          <table:table-cell office:value-type="float" office:value="887" calcext:value-type="float">
            <text:p>887</text:p>
          </table:table-cell>
          <table:table-cell office:value-type="float" office:value="0.25" calcext:value-type="float">
            <text:p>0.25</text:p>
          </table:table-cell>
          <table:table-cell office:value-type="float" office:value="-0.030363813337" calcext:value-type="float">
            <text:p>-0.0303638133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ooth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ox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00079254564587" calcext:value-type="float">
            <text:p>7.9254564587E-1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ox3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01863909667" calcext:value-type="float">
            <text:p>1.863909667E-1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qp1va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qpgabim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-0.000037903432333" calcext:value-type="float">
            <text:p>-3.7903432333E-0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qpgasim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-0.000055198140197" calcext:value-type="float">
            <text:p>-5.5198140197E-0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rainpc0</text:p>
          </table:table-cell>
          <table:table-cell office:value-type="float" office:value="307" calcext:value-type="float">
            <text:p>307</text:p>
          </table:table-cell>
          <table:table-cell office:value-type="float" office:value="24.23" calcext:value-type="float">
            <text:p>24.23</text:p>
          </table:table-cell>
          <table:table-cell office:value-type="float" office:value="0.0014996385439" calcext:value-type="float">
            <text:p>0.001499638543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rainpc1</text:p>
          </table:table-cell>
          <table:table-cell office:value-type="float" office:value="97" calcext:value-type="float">
            <text:p>97</text:p>
          </table:table-cell>
          <table:table-cell office:value-type="float" office:value="2.13" calcext:value-type="float">
            <text:p>2.13</text:p>
          </table:table-cell>
          <table:table-cell office:value-type="float" office:value="0.000000083035876543" calcext:value-type="float">
            <text:p>8.3035876543E-0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rainpc2</text:p>
          </table:table-cell>
          <table:table-cell office:value-type="float" office:value="119" calcext:value-type="float">
            <text:p>119</text:p>
          </table:table-cell>
          <table:table-cell office:value-type="float" office:value="13.4" calcext:value-type="float">
            <text:p>13.4</text:p>
          </table:table-cell>
          <table:table-cell office:value-type="float" office:value="0.0000000020874738913" calcext:value-type="float">
            <text:p>2.0874738913E-0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rainpc3</text:p>
          </table:table-cell>
          <table:table-cell office:value-type="float" office:value="96" calcext:value-type="float">
            <text:p>96</text:p>
          </table:table-cell>
          <table:table-cell office:value-type="float" office:value="0.93" calcext:value-type="float">
            <text:p>0.93</text:p>
          </table:table-cell>
          <table:table-cell office:value-type="float" office:value="0.00000026937434405" calcext:value-type="float">
            <text:p>2.6937434405E-0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rainpc4</text:p>
          </table:table-cell>
          <table:table-cell office:value-type="float" office:value="93" calcext:value-type="float">
            <text:p>93</text:p>
          </table:table-cell>
          <table:table-cell office:value-type="float" office:value="1.48" calcext:value-type="float">
            <text:p>1.48</text:p>
          </table:table-cell>
          <table:table-cell office:value-type="float" office:value="0.0000013777044855" calcext:value-type="float">
            <text:p>1.3777044855E-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rainpc5</text:p>
          </table:table-cell>
          <table:table-cell office:value-type="float" office:value="144" calcext:value-type="float">
            <text:p>144</text:p>
          </table:table-cell>
          <table:table-cell office:value-type="float" office:value="4.87" calcext:value-type="float">
            <text:p>4.87</text:p>
          </table:table-cell>
          <table:table-cell office:value-type="float" office:value="0.0000013632412638" calcext:value-type="float">
            <text:p>1.3632412638E-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rainpc6</text:p>
          </table:table-cell>
          <table:table-cell office:value-type="float" office:value="133" calcext:value-type="float">
            <text:p>133</text:p>
          </table:table-cell>
          <table:table-cell office:value-type="float" office:value="3.2" calcext:value-type="float">
            <text:p>3.2</text:p>
          </table:table-cell>
          <table:table-cell office:value-type="float" office:value="0.000000063426419997" calcext:value-type="float">
            <text:p>6.3426419997E-0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rainpc7</text:p>
          </table:table-cell>
          <table:table-cell office:value-type="float" office:value="95" calcext:value-type="float">
            <text:p>95</text:p>
          </table:table-cell>
          <table:table-cell office:value-type="float" office:value="0.93" calcext:value-type="float">
            <text:p>0.93</text:p>
          </table:table-cell>
          <table:table-cell office:value-type="float" office:value="0.00000015145710699" calcext:value-type="float">
            <text:p>1.5145710699E-0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rainpc8</text:p>
          </table:table-cell>
          <table:table-cell office:value-type="float" office:value="124" calcext:value-type="float">
            <text:p>124</text:p>
          </table:table-cell>
          <table:table-cell office:value-type="float" office:value="2.32" calcext:value-type="float">
            <text:p>2.32</text:p>
          </table:table-cell>
          <table:table-cell office:value-type="float" office:value="0.00000019977474768" calcext:value-type="float">
            <text:p>1.9977474768E-0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rainpc9</text:p>
          </table:table-cell>
          <table:table-cell office:value-type="float" office:value="89" calcext:value-type="float">
            <text:p>89</text:p>
          </table:table-cell>
          <table:table-cell office:value-type="float" office:value="1.5" calcext:value-type="float">
            <text:p>1.5</text:p>
          </table:table-cell>
          <table:table-cell office:value-type="float" office:value="0.0000008702965184" calcext:value-type="float">
            <text:p>8.702965184E-0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ratu1d</text:p>
          </table:table-cell>
          <table:table-cell office:value-type="float" office:value="6288" calcext:value-type="float">
            <text:p>6288</text:p>
          </table:table-cell>
          <table:table-cell office:value-type="float" office:value="34.32" calcext:value-type="float">
            <text:p>34.32</text:p>
          </table:table-cell>
          <table:table-cell office:value-type="float" office:value="7639.7795879" calcext:value-type="float">
            <text:p>7639.779587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ratu2d</text:p>
          </table:table-cell>
          <table:table-cell office:value-type="float" office:value="19623" calcext:value-type="float">
            <text:p>19623</text:p>
          </table:table-cell>
          <table:table-cell office:value-type="float" office:value="124.53" calcext:value-type="float">
            <text:p>124.53</text:p>
          </table:table-cell>
          <table:table-cell office:value-type="float" office:value="0.0016081132658" calcext:value-type="float">
            <text:p>0.001608113265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ratu2dt</text:p>
          </table:table-cell>
          <table:table-cell office:value-type="float" office:value="19637" calcext:value-type="float">
            <text:p>19637</text:p>
          </table:table-cell>
          <table:table-cell office:value-type="float" office:value="126.28" calcext:value-type="float">
            <text:p>126.28</text:p>
          </table:table-cell>
          <table:table-cell office:value-type="float" office:value="0.0050891602852" calcext:value-type="float">
            <text:p>0.005089160285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ratu3d</text:p>
          </table:table-cell>
          <table:table-cell office:value-type="float" office:value="8173" calcext:value-type="float">
            <text:p>8173</text:p>
          </table:table-cell>
          <table:table-cell office:value-type="float" office:value="31.93" calcext:value-type="float">
            <text:p>31.93</text:p>
          </table:table-cell>
          <table:table-cell office:value-type="float" office:value="0.000000014119518296" calcext:value-type="float">
            <text:p>1.4119518296E-0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ritgas</text:p>
          </table:table-cell>
          <table:table-cell office:value-type="float" office:value="772" calcext:value-type="float">
            <text:p>772</text:p>
          </table:table-cell>
          <table:table-cell office:value-type="float" office:value="0.07" calcext:value-type="float">
            <text:p>0.07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rkmcc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0.1690426792" calcext:value-type="float">
            <text:p>0.169042679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rownal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3.9823552749E-015" calcext:value-type="float">
            <text:p>3.9823552749E-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rownbs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1.5992187631E-025" calcext:value-type="float">
            <text:p>1.5992187631E-2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rownden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85822.201626" calcext:value-type="float">
            <text:p>85822.2016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roydn3d</text:p>
          </table:table-cell>
          <table:table-cell office:value-type="float" office:value="10306" calcext:value-type="float">
            <text:p>10306</text:p>
          </table:table-cell>
          <table:table-cell office:value-type="float" office:value="78.63" calcext:value-type="float">
            <text:p>78.63</text:p>
          </table:table-cell>
          <table:table-cell office:value-type="float" office:value="2.2591874695" calcext:value-type="float">
            <text:p>2.25918746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roydn7d</text:p>
          </table:table-cell>
          <table:table-cell office:value-type="float" office:value="1183" calcext:value-type="float">
            <text:p>1183</text:p>
          </table:table-cell>
          <table:table-cell office:value-type="float" office:value="2.85" calcext:value-type="float">
            <text:p>2.85</text:p>
          </table:table-cell>
          <table:table-cell office:value-type="float" office:value="94.934926163" calcext:value-type="float">
            <text:p>94.93492616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roydnbd</text:p>
          </table:table-cell>
          <table:table-cell office:value-type="float" office:value="5288" calcext:value-type="float">
            <text:p>5288</text:p>
          </table:table-cell>
          <table:table-cell office:value-type="float" office:value="68.42" calcext:value-type="float">
            <text:p>68.42</text:p>
          </table:table-cell>
          <table:table-cell office:value-type="float" office:value="295.18815821" calcext:value-type="float">
            <text:p>295.188158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rybnd</text:p>
          </table:table-cell>
          <table:table-cell office:value-type="float" office:value="5288" calcext:value-type="float">
            <text:p>5288</text:p>
          </table:table-cell>
          <table:table-cell office:value-type="float" office:value="68.37" calcext:value-type="float">
            <text:p>68.37</text:p>
          </table:table-cell>
          <table:table-cell office:value-type="float" office:value="295.18815821" calcext:value-type="float">
            <text:p>295.188158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t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0.99999981312" calcext:value-type="float">
            <text:p>-0.9999998131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t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.0000000001" calcext:value-type="float">
            <text:p>-1.000000000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t11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0.82489177828" calcext:value-type="float">
            <text:p>0.8248917782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t1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6.1881188119" calcext:value-type="float">
            <text:p>6.188118811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t13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t2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0.032568200393" calcext:value-type="float">
            <text:p>0.03256820039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t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.0930232558" calcext:value-type="float">
            <text:p>4.093023255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t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-45.510550755" calcext:value-type="float">
            <text:p>-45.51055075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t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961.71517213" calcext:value-type="float">
            <text:p>961.715172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t6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0.27704478862" calcext:value-type="float">
            <text:p>0.2770447886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t7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360.37976702" calcext:value-type="float">
            <text:p>360.3797670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t8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.0000001111" calcext:value-type="float">
            <text:p>1.000000111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t9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-1.000000046" calcext:value-type="float">
            <text:p>-1.00000004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yrdsphr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-4.6833001328" calcext:value-type="float">
            <text:p>-4.683300132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mel6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-1.0316284535" calcext:value-type="float">
            <text:p>-1.03162845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ntilvr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.3399563606" calcext:value-type="float">
            <text:p>1.33995636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tena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-23077.746278" calcext:value-type="float">
            <text:p>-23077.74627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tenary</text:p>
          </table:table-cell>
          <table:table-cell office:value-type="float" office:value="3476" calcext:value-type="float">
            <text:p>3476</text:p>
          </table:table-cell>
          <table:table-cell office:value-type="float" office:value="42.95" calcext:value-type="float">
            <text:p>42.95</text:p>
          </table:table-cell>
          <table:table-cell office:value-type="float" office:value="-1906287.7617" calcext:value-type="float">
            <text:p>-1906287.761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b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.9522243954" calcext:value-type="float">
            <text:p>1.95222439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b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bratu2d</text:p>
          </table:table-cell>
          <table:table-cell office:value-type="float" office:value="3087" calcext:value-type="float">
            <text:p>3087</text:p>
          </table:table-cell>
          <table:table-cell office:value-type="float" office:value="4.37" calcext:value-type="float">
            <text:p>4.37</text:p>
          </table:table-cell>
          <table:table-cell office:value-type="float" office:value="0.00000007765895411" calcext:value-type="float">
            <text:p>7.765895411E-0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bratu3d</text:p>
          </table:table-cell>
          <table:table-cell office:value-type="float" office:value="1414" calcext:value-type="float">
            <text:p>1414</text:p>
          </table:table-cell>
          <table:table-cell office:value-type="float" office:value="3.62" calcext:value-type="float">
            <text:p>3.62</text:p>
          </table:table-cell>
          <table:table-cell office:value-type="float" office:value="0.00000000015707620959" calcext:value-type="float">
            <text:p>1.5707620959E-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aconn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.9522244939" calcext:value-type="float">
            <text:p>1.952224493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aconn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9999999994" calcext:value-type="float">
            <text:p>1.999999999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ainwoo</text:p>
          </table:table-cell>
          <table:table-cell office:value-type="float" office:value="4560" calcext:value-type="float">
            <text:p>4560</text:p>
          </table:table-cell>
          <table:table-cell office:value-type="float" office:value="22.88" calcext:value-type="float">
            <text:p>22.88</text:p>
          </table:table-cell>
          <table:table-cell office:value-type="float" office:value="232.67967295" calcext:value-type="float">
            <text:p>232.679672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andheq</text:p>
          </table:table-cell>
          <table:table-cell office:value-type="float" office:value="138" calcext:value-type="float">
            <text:p>138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018580301965" calcext:value-type="float">
            <text:p>1.8580301965E-0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ebyqa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hemrcta</text:p>
          </table:table-cell>
          <table:table-cell table:number-columns-repeated="2"/>
          <table:table-cell office:value-type="string" calcext:value-type="string">
            <text:p><text:s text:c="2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emrctb</text:p>
          </table:table-cell>
          <table:table-cell office:value-type="float" office:value="8447" calcext:value-type="float">
            <text:p>8447</text:p>
          </table:table-cell>
          <table:table-cell office:value-type="float" office:value="36.2" calcext:value-type="float">
            <text:p>36.2</text:p>
          </table:table-cell>
          <table:table-cell office:value-type="float" office:value="5.3976039875" calcext:value-type="float">
            <text:p>5.39760398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enhark</text:p>
          </table:table-cell>
          <table:table-cell office:value-type="float" office:value="1301" calcext:value-type="float">
            <text:p>1301</text:p>
          </table:table-cell>
          <table:table-cell office:value-type="float" office:value="0.27" calcext:value-type="float">
            <text:p>0.27</text:p>
          </table:table-cell>
          <table:table-cell office:value-type="float" office:value="-1.9999998038" calcext:value-type="float">
            <text:p>-1.999999803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nrosnb</text:p>
          </table:table-cell>
          <table:table-cell office:value-type="float" office:value="230" calcext:value-type="float">
            <text:p>230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00028142831422" calcext:value-type="float">
            <text:p>2.8142831422E-1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liff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0.19978661368" calcext:value-type="float">
            <text:p>0.1997866136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lnlbeam</text:p>
          </table:table-cell>
          <table:table-cell office:value-type="float" office:value="2865" calcext:value-type="float">
            <text:p>2865</text:p>
          </table:table-cell>
          <table:table-cell office:value-type="float" office:value="57.2" calcext:value-type="float">
            <text:p>57.2</text:p>
          </table:table-cell>
          <table:table-cell office:value-type="float" office:value="344.87621852" calcext:value-type="float">
            <text:p>344.8762185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lplatea</text:p>
          </table:table-cell>
          <table:table-cell office:value-type="float" office:value="6662" calcext:value-type="float">
            <text:p>6662</text:p>
          </table:table-cell>
          <table:table-cell office:value-type="float" office:value="44.05" calcext:value-type="float">
            <text:p>44.05</text:p>
          </table:table-cell>
          <table:table-cell office:value-type="float" office:value="-0.012591956182" calcext:value-type="float">
            <text:p>-0.01259195618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lplateb</text:p>
          </table:table-cell>
          <table:table-cell office:value-type="float" office:value="8481" calcext:value-type="float">
            <text:p>8481</text:p>
          </table:table-cell>
          <table:table-cell office:value-type="float" office:value="56.57" calcext:value-type="float">
            <text:p>56.57</text:p>
          </table:table-cell>
          <table:table-cell office:value-type="float" office:value="-6.988222001" calcext:value-type="float">
            <text:p>-6.98822200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lplatec</text:p>
          </table:table-cell>
          <table:table-cell office:value-type="float" office:value="5535" calcext:value-type="float">
            <text:p>5535</text:p>
          </table:table-cell>
          <table:table-cell office:value-type="float" office:value="77.77" calcext:value-type="float">
            <text:p>77.77</text:p>
          </table:table-cell>
          <table:table-cell office:value-type="float" office:value="1688.21531" calcext:value-type="float">
            <text:p>1688.2153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luster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28877659817" calcext:value-type="float">
            <text:p>2.8877659817E-1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con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-6230.795562" calcext:value-type="float">
            <text:p>-6230.79556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gigmz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7.999999997" calcext:value-type="float">
            <text:p>27.99999999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olhans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re1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91.05624" calcext:value-type="float">
            <text:p>91.0562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re2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office:value-type="float" office:value="72.9" calcext:value-type="float">
            <text:p>72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rkscrw</text:p>
          </table:table-cell>
          <table:table-cell office:value-type="float" office:value="26223" calcext:value-type="float">
            <text:p>26223</text:p>
          </table:table-cell>
          <table:table-cell office:value-type="float" office:value="20.92" calcext:value-type="float">
            <text:p>20.92</text:p>
          </table:table-cell>
          <table:table-cell office:value-type="float" office:value="90.68782397" calcext:value-type="float">
            <text:p>90.6878239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shfun</text:p>
          </table:table-cell>
          <table:table-cell office:value-type="float" office:value="273" calcext:value-type="float">
            <text:p>273</text:p>
          </table:table-cell>
          <table:table-cell office:value-type="float" office:value="0.05" calcext:value-type="float">
            <text:p>0.05</text:p>
          </table:table-cell>
          <table:table-cell office:value-type="float" office:value="-0.77326655174" calcext:value-type="float">
            <text:p>-0.7732665517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sine</text:p>
          </table:table-cell>
          <table:table-cell office:value-type="float" office:value="10633" calcext:value-type="float">
            <text:p>10633</text:p>
          </table:table-cell>
          <table:table-cell office:value-type="float" office:value="147.43" calcext:value-type="float">
            <text:p>147.43</text:p>
          </table:table-cell>
          <table:table-cell office:value-type="float" office:value="-9865.009006" calcext:value-type="float">
            <text:p>-9865.0090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ragglvy</text:p>
          </table:table-cell>
          <table:table-cell office:value-type="float" office:value="5535" calcext:value-type="float">
            <text:p>5535</text:p>
          </table:table-cell>
          <table:table-cell office:value-type="float" office:value="77.77" calcext:value-type="float">
            <text:p>77.77</text:p>
          </table:table-cell>
          <table:table-cell office:value-type="float" office:value="1688.2153097" calcext:value-type="float">
            <text:p>1688.215309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resc100</text:p>
          </table:table-cell>
          <table:table-cell office:value-type="float" office:value="212" calcext:value-type="float">
            <text:p>212</text:p>
          </table:table-cell>
          <table:table-cell office:value-type="float" office:value="0.03" calcext:value-type="float">
            <text:p>0.03</text:p>
          </table:table-cell>
          <table:table-cell office:value-type="float" office:value="0.56760270975" calcext:value-type="float">
            <text:p>0.567602709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resc132</text:p>
          </table:table-cell>
          <table:table-cell office:value-type="float" office:value="914" calcext:value-type="float">
            <text:p>914</text:p>
          </table:table-cell>
          <table:table-cell office:value-type="float" office:value="11.97" calcext:value-type="float">
            <text:p>11.97</text:p>
          </table:table-cell>
          <table:table-cell office:value-type="float" office:value="0.68483048867" calcext:value-type="float">
            <text:p>0.6848304886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resc4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office:value-type="float" office:value="0.87189754867" calcext:value-type="float">
            <text:p>0.8718975486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resc50</text:p>
          </table:table-cell>
          <table:table-cell office:value-type="float" office:value="1070" calcext:value-type="float">
            <text:p>1070</text:p>
          </table:table-cell>
          <table:table-cell office:value-type="float" office:value="0.23" calcext:value-type="float">
            <text:p>0.23</text:p>
          </table:table-cell>
          <table:table-cell office:value-type="float" office:value="0.59331460411" calcext:value-type="float">
            <text:p>0.5933146041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sfi1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-49.075201507" calcext:value-type="float">
            <text:p>-49.07520150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sfi2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55.017605625" calcext:value-type="float">
            <text:p>55.01760562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ube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9.1814870868E-016" calcext:value-type="float">
            <text:p>9.1814870868E-1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urly10</text:p>
          </table:table-cell>
          <table:table-cell table:number-columns-repeated="2"/>
          <table:table-cell office:value-type="string" calcext:value-type="string">
            <text:p><text:s text:c="2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urly20</text:p>
          </table:table-cell>
          <table:table-cell table:number-columns-repeated="2"/>
          <table:table-cell office:value-type="string" calcext:value-type="string">
            <text:p><text:s text:c="2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urly30</text:p>
          </table:table-cell>
          <table:table-cell table:number-columns-repeated="2"/>
          <table:table-cell office:value-type="string" calcext:value-type="string">
            <text:p><text:s text:c="2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vxbqp1</text:p>
          </table:table-cell>
          <table:table-cell office:value-type="float" office:value="10000" calcext:value-type="float">
            <text:p>10000</text:p>
          </table:table-cell>
          <table:table-cell office:value-type="float" office:value="5.95" calcext:value-type="float">
            <text:p>5.95</text:p>
          </table:table-cell>
          <table:table-cell office:value-type="float" office:value="2250225" calcext:value-type="float">
            <text:p>225022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vxqp1</text:p>
          </table:table-cell>
          <table:table-cell office:value-type="float" office:value="853" calcext:value-type="float">
            <text:p>853</text:p>
          </table:table-cell>
          <table:table-cell office:value-type="float" office:value="0.12" calcext:value-type="float">
            <text:p>0.12</text:p>
          </table:table-cell>
          <table:table-cell office:value-type="float" office:value="1087511.5673" calcext:value-type="float">
            <text:p>1087511.567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vxqp2</text:p>
          </table:table-cell>
          <table:table-cell office:value-type="float" office:value="8368" calcext:value-type="float">
            <text:p>8368</text:p>
          </table:table-cell>
          <table:table-cell office:value-type="float" office:value="30.63" calcext:value-type="float">
            <text:p>30.63</text:p>
          </table:table-cell>
          <table:table-cell office:value-type="float" office:value="81842458.263" calcext:value-type="float">
            <text:p>81842458.26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vxqp3</text:p>
          </table:table-cell>
          <table:table-cell office:value-type="float" office:value="8802" calcext:value-type="float">
            <text:p>8802</text:p>
          </table:table-cell>
          <table:table-cell office:value-type="float" office:value="11.43" calcext:value-type="float">
            <text:p>11.43</text:p>
          </table:table-cell>
          <table:table-cell office:value-type="float" office:value="115711106.04" calcext:value-type="float">
            <text:p>115711106.0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llas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allas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allass</text:p>
          </table:table-cell>
          <table:table-cell office:value-type="float" office:value="138" calcext:value-type="float">
            <text:p>138</text:p>
          </table:table-cell>
          <table:table-cell office:value-type="float" office:value="0" calcext:value-type="float">
            <text:p>0</text:p>
          </table:table-cell>
          <table:table-cell office:value-type="float" office:value="-31954.487762" calcext:value-type="float">
            <text:p>-31954.48776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convb</text:p>
          </table:table-cell>
          <table:table-cell office:value-type="float" office:value="302" calcext:value-type="float">
            <text:p>302</text:p>
          </table:table-cell>
          <table:table-cell office:value-type="float" office:value="0" calcext:value-type="float">
            <text:p>0</text:p>
          </table:table-cell>
          <table:table-cell office:value-type="float" office:value="0.002569477079" calcext:value-type="float">
            <text:p>0.00256947707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convc</text:p>
          </table:table-cell>
          <table:table-cell office:value-type="float" office:value="291" calcext:value-type="float">
            <text:p>291</text:p>
          </table:table-cell>
          <table:table-cell office:value-type="float" office:value="0.02" calcext:value-type="float">
            <text:p>0.02</text:p>
          </table:table-cell>
          <table:table-cell office:value-type="float" office:value="0.002569477079" calcext:value-type="float">
            <text:p>0.00256947707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convu</text:p>
          </table:table-cell>
          <table:table-cell office:value-type="float" office:value="238" calcext:value-type="float">
            <text:p>238</text:p>
          </table:table-cell>
          <table:table-cell office:value-type="float" office:value="0" calcext:value-type="float">
            <text:p>0</text:p>
          </table:table-cell>
          <table:table-cell office:value-type="float" office:value="0.00000000015125814993" calcext:value-type="float">
            <text:p>1.5125814993E-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genlpa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3.0603491217" calcext:value-type="float">
            <text:p>3.060349121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genlpb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-30.731245969" calcext:value-type="float">
            <text:p>-30.73124596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mymalo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-3.0000004282" calcext:value-type="float">
            <text:p>-3.000000428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nschna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0035164970956" calcext:value-type="float">
            <text:p>3.5164970956E-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nschnb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.1311169673E-017" calcext:value-type="float">
            <text:p>1.1311169673E-1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nschnc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00015940636002" calcext:value-type="float">
            <text:p>1.5940636002E-1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nschnd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office:value-type="float" office:value="0.00000000025531839471" calcext:value-type="float">
            <text:p>2.5531839471E-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nschne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0018780601276" calcext:value-type="float">
            <text:p>1.8780601276E-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nschnf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.0291339216E-019" calcext:value-type="float">
            <text:p>1.0291339216E-1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pigri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80.63005737" calcext:value-type="float">
            <text:p>680.630057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sc2</text:p>
          </table:table-cell>
          <table:table-cell office:value-type="float" office:value="800" calcext:value-type="float">
            <text:p>800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scs</text:p>
          </table:table-cell>
          <table:table-cell office:value-type="float" office:value="2101" calcext:value-type="float">
            <text:p>2101</text:p>
          </table:table-cell>
          <table:table-cell office:value-type="float" office:value="0.27" calcext:value-type="float">
            <text:p>0.27</text:p>
          </table:table-cell>
          <table:table-cell office:value-type="float" office:value="21.168785117" calcext:value-type="float">
            <text:p>21.16878511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ttert</text:p>
          </table:table-cell>
          <table:table-cell office:value-type="float" office:value="3011" calcext:value-type="float">
            <text:p>3011</text:p>
          </table:table-cell>
          <table:table-cell office:value-type="float" office:value="0.33" calcext:value-type="float">
            <text:p>0.33</text:p>
          </table:table-cell>
          <table:table-cell office:value-type="float" office:value="-1.9975967407" calcext:value-type="float">
            <text:p>-1.997596740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xchlng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2471.8978106" calcext:value-type="float">
            <text:p>2471.89781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xchlnv</text:p>
          </table:table-cell>
          <table:table-cell office:value-type="float" office:value="190" calcext:value-type="float">
            <text:p>190</text:p>
          </table:table-cell>
          <table:table-cell office:value-type="float" office:value="0.07" calcext:value-type="float">
            <text:p>0.07</text:p>
          </table:table-cell>
          <table:table-cell office:value-type="float" office:value="3.1550997552E-015" calcext:value-type="float">
            <text:p>3.1550997552E-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xmaana</text:p>
          </table:table-cell>
          <table:table-cell office:value-type="float" office:value="3044" calcext:value-type="float">
            <text:p>3044</text:p>
          </table:table-cell>
          <table:table-cell office:value-type="float" office:value="14.77" calcext:value-type="float">
            <text:p>14.77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xmaanb</text:p>
          </table:table-cell>
          <table:table-cell office:value-type="float" office:value="3054" calcext:value-type="float">
            <text:p>3054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xmaanc</text:p>
          </table:table-cell>
          <table:table-cell office:value-type="float" office:value="3061" calcext:value-type="float">
            <text:p>3061</text:p>
          </table:table-cell>
          <table:table-cell office:value-type="float" office:value="17.33" calcext:value-type="float">
            <text:p>17.33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xmaand</text:p>
          </table:table-cell>
          <table:table-cell office:value-type="float" office:value="3076" calcext:value-type="float">
            <text:p>3076</text:p>
          </table:table-cell>
          <table:table-cell office:value-type="float" office:value="16.08" calcext:value-type="float">
            <text:p>16.08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xmaane</text:p>
          </table:table-cell>
          <table:table-cell office:value-type="float" office:value="3225" calcext:value-type="float">
            <text:p>3225</text:p>
          </table:table-cell>
          <table:table-cell office:value-type="float" office:value="15.73" calcext:value-type="float">
            <text:p>15.73</text:p>
          </table:table-cell>
          <table:table-cell office:value-type="float" office:value="1.0000000004" calcext:value-type="float">
            <text:p>1.000000000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xmaanf</text:p>
          </table:table-cell>
          <table:table-cell office:value-type="float" office:value="3188" calcext:value-type="float">
            <text:p>3188</text:p>
          </table:table-cell>
          <table:table-cell office:value-type="float" office:value="17.65" calcext:value-type="float">
            <text:p>17.65</text:p>
          </table:table-cell>
          <table:table-cell office:value-type="float" office:value="1.0000000009" calcext:value-type="float">
            <text:p>1.000000000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xmaang</text:p>
          </table:table-cell>
          <table:table-cell office:value-type="float" office:value="3197" calcext:value-type="float">
            <text:p>3197</text:p>
          </table:table-cell>
          <table:table-cell office:value-type="float" office:value="17.95" calcext:value-type="float">
            <text:p>17.95</text:p>
          </table:table-cell>
          <table:table-cell office:value-type="float" office:value="1.0000000002" calcext:value-type="float">
            <text:p>1.000000000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xmaanh</text:p>
          </table:table-cell>
          <table:table-cell office:value-type="float" office:value="3198" calcext:value-type="float">
            <text:p>3198</text:p>
          </table:table-cell>
          <table:table-cell office:value-type="float" office:value="16.58" calcext:value-type="float">
            <text:p>16.58</text:p>
          </table:table-cell>
          <table:table-cell office:value-type="float" office:value="1.0000000003" calcext:value-type="float">
            <text:p>1.000000000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xmaani</text:p>
          </table:table-cell>
          <table:table-cell office:value-type="float" office:value="4439" calcext:value-type="float">
            <text:p>4439</text:p>
          </table:table-cell>
          <table:table-cell office:value-type="float" office:value="33.65" calcext:value-type="float">
            <text:p>33.65</text:p>
          </table:table-cell>
          <table:table-cell office:value-type="float" office:value="1.0000011157" calcext:value-type="float">
            <text:p>1.000001115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xmaanj</text:p>
          </table:table-cell>
          <table:table-cell office:value-type="float" office:value="3614" calcext:value-type="float">
            <text:p>3614</text:p>
          </table:table-cell>
          <table:table-cell office:value-type="float" office:value="22.75" calcext:value-type="float">
            <text:p>22.75</text:p>
          </table:table-cell>
          <table:table-cell office:value-type="float" office:value="1.0000001473" calcext:value-type="float">
            <text:p>1.000000147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xmaank</text:p>
          </table:table-cell>
          <table:table-cell office:value-type="float" office:value="3476" calcext:value-type="float">
            <text:p>3476</text:p>
          </table:table-cell>
          <table:table-cell office:value-type="float" office:value="21.55" calcext:value-type="float">
            <text:p>21.55</text:p>
          </table:table-cell>
          <table:table-cell office:value-type="float" office:value="1.0000004984" calcext:value-type="float">
            <text:p>1.000000498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xmaanl</text:p>
          </table:table-cell>
          <table:table-cell office:value-type="float" office:value="3639" calcext:value-type="float">
            <text:p>3639</text:p>
          </table:table-cell>
          <table:table-cell office:value-type="float" office:value="24.37" calcext:value-type="float">
            <text:p>24.37</text:p>
          </table:table-cell>
          <table:table-cell office:value-type="float" office:value="1.0000008597" calcext:value-type="float">
            <text:p>1.000000859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xon3dq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jtl</text:p>
          </table:table-cell>
          <table:table-cell office:value-type="float" office:value="712" calcext:value-type="float">
            <text:p>712</text:p>
          </table:table-cell>
          <table:table-cell office:value-type="float" office:value="0" calcext:value-type="float">
            <text:p>0</text:p>
          </table:table-cell>
          <table:table-cell office:value-type="float" office:value="-8951.5447237" calcext:value-type="float">
            <text:p>-8951.54472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nieper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float" office:value="18744.014609" calcext:value-type="float">
            <text:p>18744.01460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qdrtic</text:p>
          </table:table-cell>
          <table:table-cell office:value-type="float" office:value="5000" calcext:value-type="float">
            <text:p>5000</text:p>
          </table:table-cell>
          <table:table-cell office:value-type="float" office:value="4.65" calcext:value-type="float">
            <text:p>4.65</text:p>
          </table:table-cell>
          <table:table-cell office:value-type="float" office:value="0.00000000000011368683772" calcext:value-type="float">
            <text:p>1.1368683772E-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qrtic</text:p>
          </table:table-cell>
          <table:table-cell office:value-type="float" office:value="5723" calcext:value-type="float">
            <text:p>5723</text:p>
          </table:table-cell>
          <table:table-cell office:value-type="float" office:value="119.38" calcext:value-type="float">
            <text:p>119.38</text:p>
          </table:table-cell>
          <table:table-cell office:value-type="float" office:value="0.00000036398982834" calcext:value-type="float">
            <text:p>3.6398982834E-0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rcav1lq</text:p>
          </table:table-cell>
          <table:table-cell office:value-type="float" office:value="40244" calcext:value-type="float">
            <text:p>40244</text:p>
          </table:table-cell>
          <table:table-cell office:value-type="float" office:value="657.82" calcext:value-type="float">
            <text:p>657.82</text:p>
          </table:table-cell>
          <table:table-cell office:value-type="float" office:value="0.000019167903463" calcext:value-type="float">
            <text:p>1.9167903463E-0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rcav2lq</text:p>
          </table:table-cell>
          <table:table-cell office:value-type="float" office:value="40054" calcext:value-type="float">
            <text:p>40054</text:p>
          </table:table-cell>
          <table:table-cell office:value-type="float" office:value="663.95" calcext:value-type="float">
            <text:p>663.95</text:p>
          </table:table-cell>
          <table:table-cell office:value-type="float" office:value="0.0000081028128474" calcext:value-type="float">
            <text:p>8.1028128474E-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rcav3lq</text:p>
          </table:table-cell>
          <table:table-cell office:value-type="float" office:value="26099" calcext:value-type="float">
            <text:p>26099</text:p>
          </table:table-cell>
          <table:table-cell office:value-type="float" office:value="454.98" calcext:value-type="float">
            <text:p>454.98</text:p>
          </table:table-cell>
          <table:table-cell office:value-type="float" office:value="0.0002028068971" calcext:value-type="float">
            <text:p>0.000202806897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rcavty1</text:p>
          </table:table-cell>
          <table:table-cell office:value-type="float" office:value="40244" calcext:value-type="float">
            <text:p>40244</text:p>
          </table:table-cell>
          <table:table-cell office:value-type="float" office:value="638.68" calcext:value-type="float">
            <text:p>638.68</text:p>
          </table:table-cell>
          <table:table-cell office:value-type="float" office:value="0.000019167903463" calcext:value-type="float">
            <text:p>1.9167903463E-0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rcavty2</text:p>
          </table:table-cell>
          <table:table-cell office:value-type="float" office:value="3512" calcext:value-type="float">
            <text:p>3512</text:p>
          </table:table-cell>
          <table:table-cell office:value-type="float" office:value="828.8489" calcext:value-type="float">
            <text:p>828.8489</text:p>
          </table:table-cell>
          <table:table-cell office:value-type="float" office:value="0.000006224858" calcext:value-type="float">
            <text:p>6.224858E-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rcavty3</text:p>
          </table:table-cell>
          <table:table-cell office:value-type="float" office:value="3101" calcext:value-type="float">
            <text:p>3101</text:p>
          </table:table-cell>
          <table:table-cell office:value-type="float" office:value="724.6351" calcext:value-type="float">
            <text:p>724.6351</text:p>
          </table:table-cell>
          <table:table-cell office:value-type="float" office:value="0.0002027927" calcext:value-type="float">
            <text:p>0.000202792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toc1l</text:p>
          </table:table-cell>
          <table:table-cell table:number-columns-repeated="2"/>
          <table:table-cell office:value-type="string" calcext:value-type="string">
            <text:p><text:s text:c="2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toc1na</text:p>
          </table:table-cell>
          <table:table-cell office:value-type="float" office:value="1668" calcext:value-type="float">
            <text:p>1668</text:p>
          </table:table-cell>
          <table:table-cell office:value-type="float" office:value="7.43" calcext:value-type="float">
            <text:p>7.43</text:p>
          </table:table-cell>
          <table:table-cell office:value-type="float" office:value="12.702029912" calcext:value-type="float">
            <text:p>12.70202991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toc1nb</text:p>
          </table:table-cell>
          <table:table-cell office:value-type="float" office:value="1661" calcext:value-type="float">
            <text:p>1661</text:p>
          </table:table-cell>
          <table:table-cell office:value-type="float" office:value="7.75" calcext:value-type="float">
            <text:p>7.75</text:p>
          </table:table-cell>
          <table:table-cell office:value-type="float" office:value="15.937777654" calcext:value-type="float">
            <text:p>15.9377776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toc1nc</text:p>
          </table:table-cell>
          <table:table-cell office:value-type="float" office:value="1665" calcext:value-type="float">
            <text:p>1665</text:p>
          </table:table-cell>
          <table:table-cell office:value-type="float" office:value="8.32" calcext:value-type="float">
            <text:p>8.32</text:p>
          </table:table-cell>
          <table:table-cell office:value-type="float" office:value="24.96981277" calcext:value-type="float">
            <text:p>24.9698127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toc1nd</text:p>
          </table:table-cell>
          <table:table-cell office:value-type="float" office:value="705" calcext:value-type="float">
            <text:p>705</text:p>
          </table:table-cell>
          <table:table-cell office:value-type="float" office:value="2.1" calcext:value-type="float">
            <text:p>2.1</text:p>
          </table:table-cell>
          <table:table-cell office:value-type="float" office:value="12.659031282" calcext:value-type="float">
            <text:p>12.65903128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toc2</text:p>
          </table:table-cell>
          <table:table-cell office:value-type="float" office:value="2020" calcext:value-type="float">
            <text:p>2020</text:p>
          </table:table-cell>
          <table:table-cell office:value-type="float" office:value="126.37" calcext:value-type="float">
            <text:p>126.37</text:p>
          </table:table-cell>
          <table:table-cell office:value-type="float" office:value="0.50883959864" calcext:value-type="float">
            <text:p>0.5088395986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toc3</text:p>
          </table:table-cell>
          <table:table-cell office:value-type="float" office:value="14997" calcext:value-type="float">
            <text:p>14997</text:p>
          </table:table-cell>
          <table:table-cell office:value-type="float" office:value="53.57" calcext:value-type="float">
            <text:p>53.57</text:p>
          </table:table-cell>
          <table:table-cell office:value-type="float" office:value="235.26248104" calcext:value-type="float">
            <text:p>235.2624810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toc4</text:p>
          </table:table-cell>
          <table:table-cell table:number-columns-repeated="2"/>
          <table:table-cell office:value-type="string" calcext:value-type="string">
            <text:p><text:s text:c="2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toc5</text:p>
          </table:table-cell>
          <table:table-cell table:number-columns-repeated="2"/>
          <table:table-cell office:value-type="string" calcext:value-type="string">
            <text:p><text:s text:c="2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toc6</text:p>
          </table:table-cell>
          <table:table-cell table:number-columns-repeated="2"/>
          <table:table-cell office:value-type="string" calcext:value-type="string">
            <text:p><text:s text:c="2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ual1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float" office:value="0.035012967815" calcext:value-type="float">
            <text:p>0.035012967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ual2</text:p>
          </table:table-cell>
          <table:table-cell office:value-type="float" office:value="99" calcext:value-type="float">
            <text:p>99</text:p>
          </table:table-cell>
          <table:table-cell office:value-type="float" office:value="0.02" calcext:value-type="float">
            <text:p>0.02</text:p>
          </table:table-cell>
          <table:table-cell office:value-type="float" office:value="0.033733671364" calcext:value-type="float">
            <text:p>0.03373367136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ual3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float" office:value="0.13575583292" calcext:value-type="float">
            <text:p>0.1357558329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ual4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0.74609064939" calcext:value-type="float">
            <text:p>0.7460906493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ualc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155.2516859" calcext:value-type="float">
            <text:p>6155.251685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ualc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551.3063758" calcext:value-type="float">
            <text:p>3551.306375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ualc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27.23256778" calcext:value-type="float">
            <text:p>427.2325677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ualc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8309.361235" calcext:value-type="float">
            <text:p>18309.3612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densch</text:p>
          </table:table-cell>
          <table:table-cell office:value-type="float" office:value="2037" calcext:value-type="float">
            <text:p>2037</text:p>
          </table:table-cell>
          <table:table-cell office:value-type="float" office:value="84.97" calcext:value-type="float">
            <text:p>84.97</text:p>
          </table:table-cell>
          <table:table-cell office:value-type="float" office:value="12003.284592" calcext:value-type="float">
            <text:p>12003.28459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g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-1.1328007826" calcext:value-type="float">
            <text:p>-1.13280078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g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-998.9473933" calcext:value-type="float">
            <text:p>-998.947393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g3</text:p>
          </table:table-cell>
          <table:table-cell office:value-type="float" office:value="216" calcext:value-type="float">
            <text:p>216</text:p>
          </table:table-cell>
          <table:table-cell office:value-type="float" office:value="0.02" calcext:value-type="float">
            <text:p>0.02</text:p>
          </table:table-cell>
          <table:table-cell office:value-type="float" office:value="0.12818182577" calcext:value-type="float">
            <text:p>0.1281818257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igena</text:p>
          </table:table-cell>
          <table:table-cell office:value-type="float" office:value="214" calcext:value-type="float">
            <text:p>214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00000030975312624" calcext:value-type="float">
            <text:p>3.0975312624E-1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igena2</text:p>
          </table:table-cell>
          <table:table-cell office:value-type="float" office:value="80" calcext:value-type="float">
            <text:p>80</text:p>
          </table:table-cell>
          <table:table-cell office:value-type="float" office:value="0.05" calcext:value-type="float">
            <text:p>0.05</text:p>
          </table:table-cell>
          <table:table-cell office:value-type="float" office:value="82.5" calcext:value-type="float">
            <text:p>82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igenaco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8.3027610275E-029" calcext:value-type="float">
            <text:p>8.3027610275E-2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igenals</text:p>
          </table:table-cell>
          <table:table-cell office:value-type="float" office:value="213" calcext:value-type="float">
            <text:p>213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000000309751266" calcext:value-type="float">
            <text:p>3.09751266E-1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igenb</text:p>
          </table:table-cell>
          <table:table-cell office:value-type="float" office:value="1113" calcext:value-type="float">
            <text:p>1113</text:p>
          </table:table-cell>
          <table:table-cell office:value-type="float" office:value="0.35" calcext:value-type="float">
            <text:p>0.35</text:p>
          </table:table-cell>
          <table:table-cell office:value-type="float" office:value="0.0010493111172" calcext:value-type="float">
            <text:p>0.001049311117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igenb2</text:p>
          </table:table-cell>
          <table:table-cell office:value-type="float" office:value="86" calcext:value-type="float">
            <text:p>86</text:p>
          </table:table-cell>
          <table:table-cell office:value-type="float" office:value="0.03" calcext:value-type="float">
            <text:p>0.03</text:p>
          </table:table-cell>
          <table:table-cell office:value-type="float" office:value="1.6000000001" calcext:value-type="float">
            <text:p>1.600000000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igenbco</text:p>
          </table:table-cell>
          <table:table-cell office:value-type="float" office:value="12" calcext:value-type="float">
            <text:p>12</text:p>
          </table:table-cell>
          <table:table-cell office:value-type="float" office:value="0.02" calcext:value-type="float">
            <text:p>0.02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igenbls</text:p>
          </table:table-cell>
          <table:table-cell office:value-type="float" office:value="1111" calcext:value-type="float">
            <text:p>1111</text:p>
          </table:table-cell>
          <table:table-cell office:value-type="float" office:value="0.37" calcext:value-type="float">
            <text:p>0.37</text:p>
          </table:table-cell>
          <table:table-cell office:value-type="float" office:value="0.00094566373976" calcext:value-type="float">
            <text:p>0.0009456637397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igenc2</text:p>
          </table:table-cell>
          <table:table-cell office:value-type="float" office:value="342" calcext:value-type="float">
            <text:p>342</text:p>
          </table:table-cell>
          <table:table-cell office:value-type="float" office:value="4.68" calcext:value-type="float">
            <text:p>4.68</text:p>
          </table:table-cell>
          <table:table-cell office:value-type="float" office:value="771.80973914" calcext:value-type="float">
            <text:p>771.8097391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igencco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00018290562052" calcext:value-type="float">
            <text:p>1.8290562052E-1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igmaxa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igmaxb</text:p>
          </table:table-cell>
          <table:table-cell office:value-type="float" office:value="123" calcext:value-type="float">
            <text:p>123</text:p>
          </table:table-cell>
          <table:table-cell office:value-type="float" office:value="0.57" calcext:value-type="float">
            <text:p>0.57</text:p>
          </table:table-cell>
          <table:table-cell office:value-type="float" office:value="-0.38980402453" calcext:value-type="float">
            <text:p>-0.3898040245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igmaxc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igmina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igminb</text:p>
          </table:table-cell>
          <table:table-cell office:value-type="float" office:value="111" calcext:value-type="float">
            <text:p>111</text:p>
          </table:table-cell>
          <table:table-cell office:value-type="float" office:value="0.55" calcext:value-type="float">
            <text:p>0.55</text:p>
          </table:table-cell>
          <table:table-cell office:value-type="float" office:value="0.14195870263" calcext:value-type="float">
            <text:p>0.1419587026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igminc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ngval1</text:p>
          </table:table-cell>
          <table:table-cell office:value-type="float" office:value="5089" calcext:value-type="float">
            <text:p>5089</text:p>
          </table:table-cell>
          <table:table-cell office:value-type="float" office:value="108.2" calcext:value-type="float">
            <text:p>108.2</text:p>
          </table:table-cell>
          <table:table-cell office:value-type="float" office:value="5548.6684194" calcext:value-type="float">
            <text:p>5548.668419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ngval2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5.2206643971E-018" calcext:value-type="float">
            <text:p>5.2206643971E-1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rrinros</text:p>
          </table:table-cell>
          <table:table-cell office:value-type="float" office:value="519" calcext:value-type="float">
            <text:p>519</text:p>
          </table:table-cell>
          <table:table-cell office:value-type="float" office:value="0.03" calcext:value-type="float">
            <text:p>0.03</text:p>
          </table:table-cell>
          <table:table-cell office:value-type="float" office:value="39.90415392" calcext:value-type="float">
            <text:p>39.9041539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pfit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0.240510594" calcext:value-type="float">
            <text:p>0.24051059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pfita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0.0011366117816" calcext:value-type="float">
            <text:p>0.001136611781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pfitb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0.0050193656679" calcext:value-type="float">
            <text:p>0.005019365667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pfitc</text:p>
          </table:table-cell>
          <table:table-cell office:value-type="float" office:value="427" calcext:value-type="float">
            <text:p>427</text:p>
          </table:table-cell>
          <table:table-cell office:value-type="float" office:value="0.03" calcext:value-type="float">
            <text:p>0.03</text:p>
          </table:table-cell>
          <table:table-cell office:value-type="float" office:value="0.023302573039" calcext:value-type="float">
            <text:p>0.02330257303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plin</text:p>
          </table:table-cell>
          <table:table-cell office:value-type="float" office:value="282" calcext:value-type="float">
            <text:p>282</text:p>
          </table:table-cell>
          <table:table-cell office:value-type="float" office:value="0" calcext:value-type="float">
            <text:p>0</text:p>
          </table:table-cell>
          <table:table-cell office:value-type="float" office:value="-723756.26549" calcext:value-type="float">
            <text:p>-723756.2654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plin2</text:p>
          </table:table-cell>
          <table:table-cell office:value-type="float" office:value="189" calcext:value-type="float">
            <text:p>189</text:p>
          </table:table-cell>
          <table:table-cell office:value-type="float" office:value="0" calcext:value-type="float">
            <text:p>0</text:p>
          </table:table-cell>
          <table:table-cell office:value-type="float" office:value="-724459.14296" calcext:value-type="float">
            <text:p>-724459.1429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pquad</text:p>
          </table:table-cell>
          <table:table-cell office:value-type="float" office:value="335" calcext:value-type="float">
            <text:p>335</text:p>
          </table:table-cell>
          <table:table-cell office:value-type="float" office:value="0.02" calcext:value-type="float">
            <text:p>0.02</text:p>
          </table:table-cell>
          <table:table-cell office:value-type="float" office:value="-3623799.9146" calcext:value-type="float">
            <text:p>-3623799.914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trasi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trosnb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ccu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1.149109141" calcext:value-type="float">
            <text:p>11.14910914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letcbv2</text:p>
          </table:table-cell>
          <table:table-cell office:value-type="float" office:value="762" calcext:value-type="float">
            <text:p>762</text:p>
          </table:table-cell>
          <table:table-cell office:value-type="float" office:value="0.27" calcext:value-type="float">
            <text:p>0.27</text:p>
          </table:table-cell>
          <table:table-cell office:value-type="float" office:value="-0.5140067767" calcext:value-type="float">
            <text:p>-0.514006776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letcbv3</text:p>
          </table:table-cell>
          <table:table-cell office:value-type="float" office:value="1811" calcext:value-type="float">
            <text:p>1811</text:p>
          </table:table-cell>
          <table:table-cell office:value-type="float" office:value="113.45" calcext:value-type="float">
            <text:p>113.45</text:p>
          </table:table-cell>
          <table:table-cell office:value-type="float" office:value="-5053045753.9" calcext:value-type="float">
            <text:p>-5053045753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letchbv</text:p>
          </table:table-cell>
          <table:table-cell office:value-type="float" office:value="125" calcext:value-type="float">
            <text:p>125</text:p>
          </table:table-cell>
          <table:table-cell office:value-type="float" office:value="0.07" calcext:value-type="float">
            <text:p>0.07</text:p>
          </table:table-cell>
          <table:table-cell office:value-type="float" office:value="-1841846435100" calcext:value-type="float">
            <text:p>-18418464351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letchcr</text:p>
          </table:table-cell>
          <table:table-cell office:value-type="float" office:value="724" calcext:value-type="float">
            <text:p>724</text:p>
          </table:table-cell>
          <table:table-cell office:value-type="float" office:value="0.13" calcext:value-type="float">
            <text:p>0.13</text:p>
          </table:table-cell>
          <table:table-cell office:value-type="float" office:value="0.0000000000061049817863" calcext:value-type="float">
            <text:p>6.1049817863E-1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letcher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losp2hh</text:p>
          </table:table-cell>
          <table:table-cell office:value-type="float" office:value="5486" calcext:value-type="float">
            <text:p>5486</text:p>
          </table:table-cell>
          <table:table-cell office:value-type="float" office:value="15.07" calcext:value-type="float">
            <text:p>15.07</text:p>
          </table:table-cell>
          <table:table-cell office:value-type="float" office:value="202982.18831" calcext:value-type="float">
            <text:p>202982.1883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losp2hl</text:p>
          </table:table-cell>
          <table:table-cell office:value-type="float" office:value="4528" calcext:value-type="float">
            <text:p>4528</text:p>
          </table:table-cell>
          <table:table-cell office:value-type="float" office:value="12.82" calcext:value-type="float">
            <text:p>12.82</text:p>
          </table:table-cell>
          <table:table-cell office:value-type="float" office:value="212.75436711" calcext:value-type="float">
            <text:p>212.7543671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losp2hm</text:p>
          </table:table-cell>
          <table:table-cell office:value-type="float" office:value="4639" calcext:value-type="float">
            <text:p>4639</text:p>
          </table:table-cell>
          <table:table-cell office:value-type="float" office:value="12.63" calcext:value-type="float">
            <text:p>12.63</text:p>
          </table:table-cell>
          <table:table-cell office:value-type="float" office:value="4615.5074037" calcext:value-type="float">
            <text:p>4615.50740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losp2th</text:p>
          </table:table-cell>
          <table:table-cell office:value-type="float" office:value="4810" calcext:value-type="float">
            <text:p>4810</text:p>
          </table:table-cell>
          <table:table-cell office:value-type="float" office:value="14.55" calcext:value-type="float">
            <text:p>14.55</text:p>
          </table:table-cell>
          <table:table-cell office:value-type="float" office:value="141.61926211" calcext:value-type="float">
            <text:p>141.6192621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losp2tl</text:p>
          </table:table-cell>
          <table:table-cell office:value-type="float" office:value="4527" calcext:value-type="float">
            <text:p>4527</text:p>
          </table:table-cell>
          <table:table-cell office:value-type="float" office:value="13.37" calcext:value-type="float">
            <text:p>13.37</text:p>
          </table:table-cell>
          <table:table-cell office:value-type="float" office:value="59.998790874" calcext:value-type="float">
            <text:p>59.99879087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losp2tm</text:p>
          </table:table-cell>
          <table:table-cell office:value-type="float" office:value="4675" calcext:value-type="float">
            <text:p>4675</text:p>
          </table:table-cell>
          <table:table-cell office:value-type="float" office:value="13.37" calcext:value-type="float">
            <text:p>13.37</text:p>
          </table:table-cell>
          <table:table-cell office:value-type="float" office:value="80.988556087" calcext:value-type="float">
            <text:p>80.98855608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minsrf2</text:p>
          </table:table-cell>
          <table:table-cell office:value-type="float" office:value="4096" calcext:value-type="float">
            <text:p>4096</text:p>
          </table:table-cell>
          <table:table-cell office:value-type="float" office:value="40.8" calcext:value-type="float">
            <text:p>40.8</text:p>
          </table:table-cell>
          <table:table-cell office:value-type="float" office:value="1.0003053934" calcext:value-type="float">
            <text:p>1.000305393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minsurf</text:p>
          </table:table-cell>
          <table:table-cell office:value-type="float" office:value="1496" calcext:value-type="float">
            <text:p>1496</text:p>
          </table:table-cell>
          <table:table-cell office:value-type="float" office:value="8.35" calcext:value-type="float">
            <text:p>8.35</text:p>
          </table:table-cell>
          <table:table-cell office:value-type="float" office:value="1.0000000104" calcext:value-type="float">
            <text:p>1.000000010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reuroth</text:p>
          </table:table-cell>
          <table:table-cell office:value-type="float" office:value="5159" calcext:value-type="float">
            <text:p>5159</text:p>
          </table:table-cell>
          <table:table-cell office:value-type="float" office:value="119.45" calcext:value-type="float">
            <text:p>119.45</text:p>
          </table:table-cell>
          <table:table-cell office:value-type="float" office:value="608159.18905" calcext:value-type="float">
            <text:p>608159.1890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ausselm</text:p>
          </table:table-cell>
          <table:table-cell office:value-type="float" office:value="41095" calcext:value-type="float">
            <text:p>41095</text:p>
          </table:table-cell>
          <table:table-cell office:value-type="float" office:value="42.62" calcext:value-type="float">
            <text:p>42.62</text:p>
          </table:table-cell>
          <table:table-cell office:value-type="float" office:value="-17.558795713" calcext:value-type="float">
            <text:p>-17.5587957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enhs28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0.92717369377" calcext:value-type="float">
            <text:p>0.9271736937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enhumps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0048077815123" calcext:value-type="float">
            <text:p>4.8077815123E-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enrose</text:p>
          </table:table-cell>
          <table:table-cell office:value-type="float" office:value="2237" calcext:value-type="float">
            <text:p>2237</text:p>
          </table:table-cell>
          <table:table-cell office:value-type="float" office:value="4.98" calcext:value-type="float">
            <text:p>4.98</text:p>
          </table:table-cell>
          <table:table-cell office:value-type="float" office:value="249.56306934" calcext:value-type="float">
            <text:p>249.5630693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igomez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-3.0000000002" calcext:value-type="float">
            <text:p>-3.000000000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ilbert</text:p>
          </table:table-cell>
          <table:table-cell office:value-type="float" office:value="1522" calcext:value-type="float">
            <text:p>1522</text:p>
          </table:table-cell>
          <table:table-cell office:value-type="float" office:value="15.65" calcext:value-type="float">
            <text:p>15.65</text:p>
          </table:table-cell>
          <table:table-cell office:value-type="float" office:value="482.02729947" calcext:value-type="float">
            <text:p>482.0272994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offin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00086597395921" calcext:value-type="float">
            <text:p>8.6597395921E-1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ottfr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.6497272414E-018" calcext:value-type="float">
            <text:p>1.6497272414E-1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ouldqp2</text:p>
          </table:table-cell>
          <table:table-cell office:value-type="float" office:value="239" calcext:value-type="float">
            <text:p>239</text:p>
          </table:table-cell>
          <table:table-cell office:value-type="float" office:value="0.03" calcext:value-type="float">
            <text:p>0.03</text:p>
          </table:table-cell>
          <table:table-cell office:value-type="float" office:value="0.00018799848255" calcext:value-type="float">
            <text:p>0.0001879984825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ouldqp3</text:p>
          </table:table-cell>
          <table:table-cell office:value-type="float" office:value="421" calcext:value-type="float">
            <text:p>421</text:p>
          </table:table-cell>
          <table:table-cell office:value-type="float" office:value="0.05" calcext:value-type="float">
            <text:p>0.05</text:p>
          </table:table-cell>
          <table:table-cell office:value-type="float" office:value="2.0651554445" calcext:value-type="float">
            <text:p>2.065155444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pp</text:p>
          </table:table-cell>
          <table:table-cell office:value-type="float" office:value="392" calcext:value-type="float">
            <text:p>392</text:p>
          </table:table-cell>
          <table:table-cell office:value-type="float" office:value="0.25" calcext:value-type="float">
            <text:p>0.25</text:p>
          </table:table-cell>
          <table:table-cell office:value-type="float" office:value="14400.927147" calcext:value-type="float">
            <text:p>14400.92714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idneta</text:p>
          </table:table-cell>
          <table:table-cell office:value-type="float" office:value="8619" calcext:value-type="float">
            <text:p>8619</text:p>
          </table:table-cell>
          <table:table-cell office:value-type="float" office:value="30.92" calcext:value-type="float">
            <text:p>30.92</text:p>
          </table:table-cell>
          <table:table-cell office:value-type="float" office:value="304.98295596" calcext:value-type="float">
            <text:p>304.9829559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idnetb</text:p>
          </table:table-cell>
          <table:table-cell table:number-columns-repeated="2"/>
          <table:table-cell office:value-type="string" calcext:value-type="string">
            <text:p><text:s text:c="2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idnetc</text:p>
          </table:table-cell>
          <table:table-cell office:value-type="float" office:value="6392" calcext:value-type="float">
            <text:p>6392</text:p>
          </table:table-cell>
          <table:table-cell office:value-type="float" office:value="60.68" calcext:value-type="float">
            <text:p>60.68</text:p>
          </table:table-cell>
          <table:table-cell office:value-type="float" office:value="161.87029451" calcext:value-type="float">
            <text:p>161.8702945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idnetd</text:p>
          </table:table-cell>
          <table:table-cell office:value-type="float" office:value="3419" calcext:value-type="float">
            <text:p>3419</text:p>
          </table:table-cell>
          <table:table-cell office:value-type="float" office:value="3.08" calcext:value-type="float">
            <text:p>3.08</text:p>
          </table:table-cell>
          <table:table-cell office:value-type="float" office:value="566.44437438" calcext:value-type="float">
            <text:p>566.4443743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idnete</text:p>
          </table:table-cell>
          <table:table-cell table:number-columns-repeated="2"/>
          <table:table-cell office:value-type="string" calcext:value-type="string">
            <text:p><text:s text:c="2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idnetf</text:p>
          </table:table-cell>
          <table:table-cell table:number-columns-repeated="2"/>
          <table:table-cell office:value-type="string" calcext:value-type="string">
            <text:p><text:s text:c="2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idnetg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73.317026041" calcext:value-type="float">
            <text:p>73.31702604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idneth</text:p>
          </table:table-cell>
          <table:table-cell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  <table:table-cell office:value-type="float" office:value="39.626268638" calcext:value-type="float">
            <text:p>39.62626863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idneti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office:value-type="float" office:value="40.247464742" calcext:value-type="float">
            <text:p>40.24746474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oupi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.8504" calcext:value-type="float">
            <text:p>13.850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owth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1.0040405841" calcext:value-type="float">
            <text:p>1.004040584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owthls</text:p>
          </table:table-cell>
          <table:table-cell office:value-type="float" office:value="289" calcext:value-type="float">
            <text:p>289</text:p>
          </table:table-cell>
          <table:table-cell office:value-type="float" office:value="0.02" calcext:value-type="float">
            <text:p>0.02</text:p>
          </table:table-cell>
          <table:table-cell office:value-type="float" office:value="1.0040405841" calcext:value-type="float">
            <text:p>1.004040584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ulf</text:p>
          </table:table-cell>
          <table:table-cell office:value-type="float" office:value="124" calcext:value-type="float">
            <text:p>124</text:p>
          </table:table-cell>
          <table:table-cell office:value-type="float" office:value="0.02" calcext:value-type="float">
            <text:p>0.02</text:p>
          </table:table-cell>
          <table:table-cell office:value-type="float" office:value="6.8676514174E-016" calcext:value-type="float">
            <text:p>6.8676514174E-1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adamals</text:p>
          </table:table-cell>
          <table:table-cell office:value-type="float" office:value="289" calcext:value-type="float">
            <text:p>289</text:p>
          </table:table-cell>
          <table:table-cell office:value-type="float" office:value="0" calcext:value-type="float">
            <text:p>0</text:p>
          </table:table-cell>
          <table:table-cell office:value-type="float" office:value="813.34678835" calcext:value-type="float">
            <text:p>813.346788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adamard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ager1</text:p>
          </table:table-cell>
          <table:table-cell table:number-columns-repeated="2"/>
          <table:table-cell office:value-type="string" calcext:value-type="string">
            <text:p><text:s text:c="2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ager2</text:p>
          </table:table-cell>
          <table:table-cell table:number-columns-repeated="2"/>
          <table:table-cell office:value-type="string" calcext:value-type="string">
            <text:p><text:s text:c="2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ager3</text:p>
          </table:table-cell>
          <table:table-cell table:number-columns-repeated="2"/>
          <table:table-cell office:value-type="string" calcext:value-type="string">
            <text:p><text:s text:c="2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ager4</text:p>
          </table:table-cell>
          <table:table-cell office:value-type="float" office:value="7499" calcext:value-type="float">
            <text:p>7499</text:p>
          </table:table-cell>
          <table:table-cell office:value-type="float" office:value="19.72" calcext:value-type="float">
            <text:p>19.72</text:p>
          </table:table-cell>
          <table:table-cell office:value-type="float" office:value="2.7940308753" calcext:value-type="float">
            <text:p>2.794030875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aifam</text:p>
          </table:table-cell>
          <table:table-cell office:value-type="float" office:value="938" calcext:value-type="float">
            <text:p>938</text:p>
          </table:table-cell>
          <table:table-cell office:value-type="float" office:value="0.1" calcext:value-type="float">
            <text:p>0.1</text:p>
          </table:table-cell>
          <table:table-cell office:value-type="float" office:value="-45.000317428" calcext:value-type="float">
            <text:p>-45.00031742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aifas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-0.45000000441" calcext:value-type="float">
            <text:p>-0.4500000044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airy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aldmads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0.00012235937392" calcext:value-type="float">
            <text:p>0.0001223593739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anging</text:p>
          </table:table-cell>
          <table:table-cell office:value-type="float" office:value="815" calcext:value-type="float">
            <text:p>815</text:p>
          </table:table-cell>
          <table:table-cell office:value-type="float" office:value="0.67" calcext:value-type="float">
            <text:p>0.67</text:p>
          </table:table-cell>
          <table:table-cell office:value-type="float" office:value="-620.17604738" calcext:value-type="float">
            <text:p>-620.1760473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arkerp2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-0.5" calcext:value-type="float">
            <text:p>-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art6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-3.3228868916" calcext:value-type="float">
            <text:p>-3.322886891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atflda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0029734706518" calcext:value-type="float">
            <text:p>2.9734706518E-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atfldb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0.0055728090001" calcext:value-type="float">
            <text:p>0.005572809000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atfldc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00030168038621" calcext:value-type="float">
            <text:p>3.0168038621E-1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atfldd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0.00000006615113955" calcext:value-type="float">
            <text:p>6.615113955E-0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atflde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0.00000051203775124" calcext:value-type="float">
            <text:p>5.1203775124E-0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atfldf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00013046087329" calcext:value-type="float">
            <text:p>1.3046087329E-1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atfldg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017761153889" calcext:value-type="float">
            <text:p>1.7761153889E-1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atfldh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-24.5" calcext:value-type="float">
            <text:p>-24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eart6</text:p>
          </table:table-cell>
          <table:table-cell office:value-type="float" office:value="2473" calcext:value-type="float">
            <text:p>2473</text:p>
          </table:table-cell>
          <table:table-cell office:value-type="float" office:value="0.07" calcext:value-type="float">
            <text:p>0.07</text:p>
          </table:table-cell>
          <table:table-cell office:value-type="float" office:value="0.4148739481" calcext:value-type="float">
            <text:p>0.414873948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eart6ls</text:p>
          </table:table-cell>
          <table:table-cell office:value-type="float" office:value="2473" calcext:value-type="float">
            <text:p>2473</text:p>
          </table:table-cell>
          <table:table-cell office:value-type="float" office:value="0.1" calcext:value-type="float">
            <text:p>0.1</text:p>
          </table:table-cell>
          <table:table-cell office:value-type="float" office:value="0.4148739481" calcext:value-type="float">
            <text:p>0.414873948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eart8</text:p>
          </table:table-cell>
          <table:table-cell office:value-type="float" office:value="2520" calcext:value-type="float">
            <text:p>2520</text:p>
          </table:table-cell>
          <table:table-cell office:value-type="float" office:value="0.05" calcext:value-type="float">
            <text:p>0.05</text:p>
          </table:table-cell>
          <table:table-cell office:value-type="float" office:value="1.1392761534" calcext:value-type="float">
            <text:p>1.139276153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eart8ls</text:p>
          </table:table-cell>
          <table:table-cell office:value-type="float" office:value="2489" calcext:value-type="float">
            <text:p>2489</text:p>
          </table:table-cell>
          <table:table-cell office:value-type="float" office:value="0.05" calcext:value-type="float">
            <text:p>0.05</text:p>
          </table:table-cell>
          <table:table-cell office:value-type="float" office:value="1.1391126188" calcext:value-type="float">
            <text:p>1.139112618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elix</text:p>
          </table:table-cell>
          <table:table-cell office:value-type="float" office:value="35" calcext:value-type="float">
            <text:p>35</text:p>
          </table:table-cell>
          <table:table-cell office:value-type="float" office:value="0.02" calcext:value-type="float">
            <text:p>0.02</text:p>
          </table:table-cell>
          <table:table-cell office:value-type="float" office:value="3.3411659265E-016" calcext:value-type="float">
            <text:p>3.3411659265E-1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ilbert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7.2164496601E-016" calcext:value-type="float">
            <text:p>-7.2164496601E-1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ilbertb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-0.0000000000012150280781" calcext:value-type="float">
            <text:p>-1.2150280781E-1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immelb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0011368683772" calcext:value-type="float">
            <text:p>1.1368683772E-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immelbb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73161507606" calcext:value-type="float">
            <text:p>7.3161507606E-1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immelbc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.7030162293E-017" calcext:value-type="float">
            <text:p>2.7030162293E-1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immelbd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office:value-type="float" office:value="5.9225627612" calcext:value-type="float">
            <text:p>5.922562761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immelbe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5.5729132611E-015" calcext:value-type="float">
            <text:p>5.5729132611E-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immelbf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office:value-type="float" office:value="318.57174879" calcext:value-type="float">
            <text:p>318.5717487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immelbg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00079897583355" calcext:value-type="float">
            <text:p>7.9897583355E-1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immelbh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immelbi</text:p>
          </table:table-cell>
          <table:table-cell office:value-type="float" office:value="111" calcext:value-type="float">
            <text:p>111</text:p>
          </table:table-cell>
          <table:table-cell office:value-type="float" office:value="0.02" calcext:value-type="float">
            <text:p>0.02</text:p>
          </table:table-cell>
          <table:table-cell office:value-type="float" office:value="-1754.9999825" calcext:value-type="float">
            <text:p>-1754.999982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immelbj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office:value-type="float" office:value="-1777.0305916" calcext:value-type="float">
            <text:p>-1777.030591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immelbk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0.051814338164" calcext:value-type="float">
            <text:p>0.05181433816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immelp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-62.053869375" calcext:value-type="float">
            <text:p>-62.0538693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immelp2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-62.053869375" calcext:value-type="float">
            <text:p>-62.0538693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immelp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-59.013123509" calcext:value-type="float">
            <text:p>-59.01312350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immelp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-59.013123509" calcext:value-type="float">
            <text:p>-59.01312350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immelp5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-59.013123509" calcext:value-type="float">
            <text:p>-59.01312350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immelp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9.013123509" calcext:value-type="float">
            <text:p>-59.01312350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ng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.3473065979" calcext:value-type="float">
            <text:p>1.347306597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s001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3.0807475717E-015" calcext:value-type="float">
            <text:p>3.0807475717E-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s00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4.941229318" calcext:value-type="float">
            <text:p>4.94122931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s00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s00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.6666616667" calcext:value-type="float">
            <text:p>2.666661666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s00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-1.913222955" calcext:value-type="float">
            <text:p>-1.91322295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s00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s007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-1.7320508085" calcext:value-type="float">
            <text:p>-1.732050808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s008</text:p>
          </table:table-cell>
          <table:table-cell office:value-type="float" office:value="2" calcext:value-type="float">
            <text:p>2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s009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-0.5" calcext:value-type="float">
            <text:p>-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s01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-1.0000000001" calcext:value-type="float">
            <text:p>-1.000000000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s01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-8.498466543" calcext:value-type="float">
            <text:p>-8.49846654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s01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-30.000000015" calcext:value-type="float">
            <text:p>-30.0000000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s0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0045725316" calcext:value-type="float">
            <text:p>1.004572531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s014</text:p>
          </table:table-cell>
          <table:table-cell office:value-type="float" office:value="2" calcext:value-type="float">
            <text:p>2</text:p>
          </table:table-cell>
          <table:table-cell office:value-type="float" office:value="0.02" calcext:value-type="float">
            <text:p>0.02</text:p>
          </table:table-cell>
          <table:table-cell office:value-type="float" office:value="1.3934649807" calcext:value-type="float">
            <text:p>1.393464980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s01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06.5" calcext:value-type="float">
            <text:p>306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s0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.144758026" calcext:value-type="float">
            <text:p>23.1447580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s017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s018</text:p>
          </table:table-cell>
          <table:table-cell office:value-type="float" office:value="20" calcext:value-type="float">
            <text:p>20</text:p>
          </table:table-cell>
          <table:table-cell office:value-type="float" office:value="0.02" calcext:value-type="float">
            <text:p>0.02</text:p>
          </table:table-cell>
          <table:table-cell office:value-type="float" office:value="4.9999999997" calcext:value-type="float">
            <text:p>4.999999999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s01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6961.8138756" calcext:value-type="float">
            <text:p>-6961.81387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s0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0.198729961" calcext:value-type="float">
            <text:p>40.1987299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s0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.96" calcext:value-type="float">
            <text:p>-99.9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s02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s02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.0000059747" calcext:value-type="float">
            <text:p>2.000005974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s02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-1.000000658" calcext:value-type="float">
            <text:p>-1.00000065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s0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.835" calcext:value-type="float">
            <text:p>32.8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s026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064173641159" calcext:value-type="float">
            <text:p>6.4173641159E-1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s027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s02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-4.3071435662E-027" calcext:value-type="float">
            <text:p>-4.3071435662E-2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s029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-22.627417015" calcext:value-type="float">
            <text:p>-22.6274170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s03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s031</text:p>
          </table:table-cell>
          <table:table-cell office:value-type="float" office:value="9" calcext:value-type="float">
            <text:p>9</text:p>
          </table:table-cell>
          <table:table-cell office:value-type="float" office:value="0.02" calcext:value-type="float">
            <text:p>0.02</text:p>
          </table:table-cell>
          <table:table-cell office:value-type="float" office:value="5.9999999989" calcext:value-type="float">
            <text:p>5.99999999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s03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s03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-3.9999983225" calcext:value-type="float">
            <text:p>-3.999998322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s03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-0.83403465305" calcext:value-type="float">
            <text:p>-0.8340346530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s03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11111111111" calcext:value-type="float">
            <text:p>0.1111111111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s03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-3300.0001361" calcext:value-type="float">
            <text:p>-3300.00013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s037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-3456" calcext:value-type="float">
            <text:p>-34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s038</text:p>
          </table:table-cell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00011697401063" calcext:value-type="float">
            <text:p>1.1697401063E-1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s039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-1.000000046" calcext:value-type="float">
            <text:p>-1.00000004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s04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-0.25000000438" calcext:value-type="float">
            <text:p>-0.2500000043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s04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.9259259259" calcext:value-type="float">
            <text:p>1.925925925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s04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3.857864371" calcext:value-type="float">
            <text:p>13.85786437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s043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-44" calcext:value-type="float">
            <text:p>-4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s04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15" calcext:value-type="float">
            <text:p>-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s0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s046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037781188711" calcext:value-type="float">
            <text:p>3.7781188711E-1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s047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14462630428" calcext:value-type="float">
            <text:p>1.4462630428E-1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s04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.2204460493E-016" calcext:value-type="float">
            <text:p>2.2204460493E-1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s049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028368262656" calcext:value-type="float">
            <text:p>2.8368262656E-1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s05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.5012187056E-016" calcext:value-type="float">
            <text:p>2.5012187056E-1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s05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-1.7763568394E-015" calcext:value-type="float">
            <text:p>-1.7763568394E-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s05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.3266475645" calcext:value-type="float">
            <text:p>5.326647564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s05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.0930232558" calcext:value-type="float">
            <text:p>4.093023255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s05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19285714286" calcext:value-type="float">
            <text:p>0.1928571428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s05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.6666666667" calcext:value-type="float">
            <text:p>6.666666666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s056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-3.456" calcext:value-type="float">
            <text:p>-3.4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s05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030646306006" calcext:value-type="float">
            <text:p>0.0306463060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s059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-7.8027894715" calcext:value-type="float">
            <text:p>-7.80278947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s06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0.032568200257" calcext:value-type="float">
            <text:p>0.03256820025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s061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-143.6461422" calcext:value-type="float">
            <text:p>-143.6461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s062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-26272.514487" calcext:value-type="float">
            <text:p>-26272.51448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s063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961.71517212" calcext:value-type="float">
            <text:p>961.7151721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s064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6299.8423849" calcext:value-type="float">
            <text:p>6299.842384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s065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0.95352884288" calcext:value-type="float">
            <text:p>0.9535288428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s06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51816327417" calcext:value-type="float">
            <text:p>0.5181632741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s067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-1162.0269803" calcext:value-type="float">
            <text:p>-1162.026980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s070</text:p>
          </table:table-cell>
          <table:table-cell office:value-type="float" office:value="34" calcext:value-type="float">
            <text:p>34</text:p>
          </table:table-cell>
          <table:table-cell office:value-type="float" office:value="0.02" calcext:value-type="float">
            <text:p>0.02</text:p>
          </table:table-cell>
          <table:table-cell office:value-type="float" office:value="0.0094019732547" calcext:value-type="float">
            <text:p>0.009401973254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s07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7.014017289" calcext:value-type="float">
            <text:p>17.0140172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s072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725.85540095" calcext:value-type="float">
            <text:p>725.855400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s07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9.894378078" calcext:value-type="float">
            <text:p>29.89437807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s074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5126.4981096" calcext:value-type="float">
            <text:p>5126.498109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s07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5174.4126818" calcext:value-type="float">
            <text:p>5174.412681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s07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-4.6818181818" calcext:value-type="float">
            <text:p>-4.681818181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s07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0.24150512879" calcext:value-type="float">
            <text:p>0.2415051287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s07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-2.9197006454" calcext:value-type="float">
            <text:p>-2.91970064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s079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0.078776820872" calcext:value-type="float">
            <text:p>0.07877682087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s08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0.053949847738" calcext:value-type="float">
            <text:p>0.05394984773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s08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0.053949847771" calcext:value-type="float">
            <text:p>0.05394984777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s08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-30665.537218" calcext:value-type="float">
            <text:p>-30665.53721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s084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-5280335.1332" calcext:value-type="float">
            <text:p>-5280335.133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s085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-1.9051552778" calcext:value-type="float">
            <text:p>-1.905155277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s086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-32.348678966" calcext:value-type="float">
            <text:p>-32.34867896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s08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8827.5977355" calcext:value-type="float">
            <text:p>8827.597735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s088</text:p>
          </table:table-cell>
          <table:table-cell office:value-type="float" office:value="31" calcext:value-type="float">
            <text:p>31</text:p>
          </table:table-cell>
          <table:table-cell office:value-type="float" office:value="0.02" calcext:value-type="float">
            <text:p>0.02</text:p>
          </table:table-cell>
          <table:table-cell office:value-type="float" office:value="1.3626568125" calcext:value-type="float">
            <text:p>1.362656812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s089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1.3626564008" calcext:value-type="float">
            <text:p>1.362656400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s09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.3626568077" calcext:value-type="float">
            <text:p>1.362656807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s091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1.362656807" calcext:value-type="float">
            <text:p>1.36265680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s092</text:p>
          </table:table-cell>
          <table:table-cell office:value-type="float" office:value="34" calcext:value-type="float">
            <text:p>34</text:p>
          </table:table-cell>
          <table:table-cell office:value-type="float" office:value="0.02" calcext:value-type="float">
            <text:p>0.02</text:p>
          </table:table-cell>
          <table:table-cell office:value-type="float" office:value="1.3626566438" calcext:value-type="float">
            <text:p>1.362656643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s093</text:p>
          </table:table-cell>
          <table:table-cell office:value-type="float" office:value="38" calcext:value-type="float">
            <text:p>38</text:p>
          </table:table-cell>
          <table:table-cell office:value-type="float" office:value="0.02" calcext:value-type="float">
            <text:p>0.02</text:p>
          </table:table-cell>
          <table:table-cell office:value-type="float" office:value="135.07596279" calcext:value-type="float">
            <text:p>135.0759627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s09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15619525242" calcext:value-type="float">
            <text:p>0.01561952524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s09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15619525242" calcext:value-type="float">
            <text:p>0.01561952524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s097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3.1358091228" calcext:value-type="float">
            <text:p>3.135809122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s098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3.1358091228" calcext:value-type="float">
            <text:p>3.135809122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s099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-831079891.53" calcext:value-type="float">
            <text:p>-831079891.5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s10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80.63005737" calcext:value-type="float">
            <text:p>680.630057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s100lnp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680.63005737" calcext:value-type="float">
            <text:p>680.630057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s100mo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678.75472738" calcext:value-type="float">
            <text:p>678.7547273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s101</text:p>
          </table:table-cell>
          <table:table-cell office:value-type="float" office:value="178" calcext:value-type="float">
            <text:p>178</text:p>
          </table:table-cell>
          <table:table-cell office:value-type="float" office:value="0.03" calcext:value-type="float">
            <text:p>0.03</text:p>
          </table:table-cell>
          <table:table-cell office:value-type="float" office:value="1809.7647656" calcext:value-type="float">
            <text:p>1809.76476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s102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911.88057146" calcext:value-type="float">
            <text:p>911.8805714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s103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543.66795819" calcext:value-type="float">
            <text:p>543.6679581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s104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3.9511634395" calcext:value-type="float">
            <text:p>3.95116343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s105</text:p>
          </table:table-cell>
          <table:table-cell office:value-type="float" office:value="110" calcext:value-type="float">
            <text:p>110</text:p>
          </table:table-cell>
          <table:table-cell office:value-type="float" office:value="0.02" calcext:value-type="float">
            <text:p>0.02</text:p>
          </table:table-cell>
          <table:table-cell office:value-type="float" office:value="1136.3609836" calcext:value-type="float">
            <text:p>1136.36098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s106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7049.2480085" calcext:value-type="float">
            <text:p>7049.248008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s107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5055.0118035" calcext:value-type="float">
            <text:p>5055.01180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s108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-0.86602540403" calcext:value-type="float">
            <text:p>-0.8660254040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s109</text:p>
          </table:table-cell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office:value-type="float" office:value="5326.8513301" calcext:value-type="float">
            <text:p>5326.851330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s110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-45.778469707" calcext:value-type="float">
            <text:p>-45.77846970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s111</text:p>
          </table:table-cell>
          <table:table-cell office:value-type="float" office:value="68" calcext:value-type="float">
            <text:p>68</text:p>
          </table:table-cell>
          <table:table-cell office:value-type="float" office:value="0.02" calcext:value-type="float">
            <text:p>0.02</text:p>
          </table:table-cell>
          <table:table-cell office:value-type="float" office:value="-47.761091162" calcext:value-type="float">
            <text:p>-47.76109116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s111lnp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-47.761095147" calcext:value-type="float">
            <text:p>-47.76109514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s112</text:p>
          </table:table-cell>
          <table:table-cell office:value-type="float" office:value="47" calcext:value-type="float">
            <text:p>47</text:p>
          </table:table-cell>
          <table:table-cell office:value-type="float" office:value="0.02" calcext:value-type="float">
            <text:p>0.02</text:p>
          </table:table-cell>
          <table:table-cell office:value-type="float" office:value="-47.761090859" calcext:value-type="float">
            <text:p>-47.76109085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s113</text:p>
          </table:table-cell>
          <table:table-cell office:value-type="float" office:value="44" calcext:value-type="float">
            <text:p>44</text:p>
          </table:table-cell>
          <table:table-cell office:value-type="float" office:value="0.02" calcext:value-type="float">
            <text:p>0.02</text:p>
          </table:table-cell>
          <table:table-cell office:value-type="float" office:value="24.306209068" calcext:value-type="float">
            <text:p>24.30620906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s114</text:p>
          </table:table-cell>
          <table:table-cell office:value-type="float" office:value="59" calcext:value-type="float">
            <text:p>59</text:p>
          </table:table-cell>
          <table:table-cell office:value-type="float" office:value="0.02" calcext:value-type="float">
            <text:p>0.02</text:p>
          </table:table-cell>
          <table:table-cell office:value-type="float" office:value="-1768.8069637" calcext:value-type="float">
            <text:p>-1768.80696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s116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97.587508678" calcext:value-type="float">
            <text:p>97.58750867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s117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32.348678966" calcext:value-type="float">
            <text:p>32.34867896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s118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664.82045" calcext:value-type="float">
            <text:p>664.8204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s119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244.89969752" calcext:value-type="float">
            <text:p>244.8996975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s21mo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5.96" calcext:value-type="float">
            <text:p>-95.9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s26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16370904632" calcext:value-type="float">
            <text:p>1.6370904632E-1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s35mo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s3mod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s44new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-15" calcext:value-type="float">
            <text:p>-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s99exp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-1008065128.4" calcext:value-type="float">
            <text:p>-1008065128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ubfit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0.016893493939" calcext:value-type="float">
            <text:p>0.01689349393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ues-mod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uestis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umps</text:p>
          </table:table-cell>
          <table:table-cell office:value-type="float" office:value="173" calcext:value-type="float">
            <text:p>173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31590607936" calcext:value-type="float">
            <text:p>3.1590607936E-1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vycrash</text:p>
          </table:table-cell>
          <table:table-cell office:value-type="float" office:value="1234" calcext:value-type="float">
            <text:p>1234</text:p>
          </table:table-cell>
          <table:table-cell office:value-type="float" office:value="0.13" calcext:value-type="float">
            <text:p>0.13</text:p>
          </table:table-cell>
          <table:table-cell office:value-type="float" office:value="-0.21850000001" calcext:value-type="float">
            <text:p>-0.2185000000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ypcir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00010057029829" calcext:value-type="float">
            <text:p>1.0057029829E-1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def</text:p>
          </table:table-cell>
          <table:table-cell office:value-type="float" office:value="1050" calcext:value-type="float">
            <text:p>1050</text:p>
          </table:table-cell>
          <table:table-cell office:value-type="float" office:value="2.03" calcext:value-type="float">
            <text:p>2.03</text:p>
          </table:table-cell>
          <table:table-cell office:value-type="float" office:value="-4664014743.3" calcext:value-type="float">
            <text:p>-4664014743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tegreq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034163701627" calcext:value-type="float">
            <text:p>3.4163701627E-1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ensmp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124.36218236" calcext:value-type="float">
            <text:p>124.362182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issing</text:p>
          </table:table-cell>
          <table:table-cell office:value-type="float" office:value="18058" calcext:value-type="float">
            <text:p>18058</text:p>
          </table:table-cell>
          <table:table-cell office:value-type="float" office:value="5.38" calcext:value-type="float">
            <text:p>5.38</text:p>
          </table:table-cell>
          <table:table-cell office:value-type="float" office:value="0.84697527381" calcext:value-type="float">
            <text:p>0.8469752738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iwcresc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-0.0000000001427541807" calcext:value-type="float">
            <text:p>-1.427541807E-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owosb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0.00030750560499" calcext:value-type="float">
            <text:p>0.000307505604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sip</text:p>
          </table:table-cell>
          <table:table-cell office:value-type="float" office:value="106" calcext:value-type="float">
            <text:p>106</text:p>
          </table:table-cell>
          <table:table-cell office:value-type="float" office:value="0.03" calcext:value-type="float">
            <text:p>0.03</text:p>
          </table:table-cell>
          <table:table-cell office:value-type="float" office:value="0.57577509765" calcext:value-type="float">
            <text:p>0.575775097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akes</text:p>
          </table:table-cell>
          <table:table-cell office:value-type="float" office:value="216" calcext:value-type="float">
            <text:p>216</text:p>
          </table:table-cell>
          <table:table-cell office:value-type="float" office:value="0.02" calcext:value-type="float">
            <text:p>0.02</text:p>
          </table:table-cell>
          <table:table-cell office:value-type="float" office:value="350524.79378" calcext:value-type="float">
            <text:p>350524.7937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aunch</text:p>
          </table:table-cell>
          <table:table-cell office:value-type="float" office:value="165" calcext:value-type="float">
            <text:p>165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41442126342" calcext:value-type="float">
            <text:p>4.1442126342E-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ch</text:p>
          </table:table-cell>
          <table:table-cell table:number-columns-repeated="2"/>
          <table:table-cell office:value-type="string" calcext:value-type="string">
            <text:p><text:s text:c="2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ewispol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.1364410669" calcext:value-type="float">
            <text:p>3.136441066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iarwhd</text:p>
          </table:table-cell>
          <table:table-cell office:value-type="float" office:value="10388" calcext:value-type="float">
            <text:p>10388</text:p>
          </table:table-cell>
          <table:table-cell office:value-type="float" office:value="43.75" calcext:value-type="float">
            <text:p>43.75</text:p>
          </table:table-cell>
          <table:table-cell office:value-type="float" office:value="1.5877190531E-015" calcext:value-type="float">
            <text:p>1.5877190531E-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inspanh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77" calcext:value-type="float">
            <text:p>-7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iswet1</text:p>
          </table:table-cell>
          <table:table-cell office:value-type="float" office:value="11" calcext:value-type="float">
            <text:p>11</text:p>
          </table:table-cell>
          <table:table-cell office:value-type="float" office:value="0.05" calcext:value-type="float">
            <text:p>0.05</text:p>
          </table:table-cell>
          <table:table-cell office:value-type="float" office:value="36.120617172" calcext:value-type="float">
            <text:p>36.12061717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iswet10</text:p>
          </table:table-cell>
          <table:table-cell office:value-type="float" office:value="120" calcext:value-type="float">
            <text:p>120</text:p>
          </table:table-cell>
          <table:table-cell office:value-type="float" office:value="0.22" calcext:value-type="float">
            <text:p>0.22</text:p>
          </table:table-cell>
          <table:table-cell office:value-type="float" office:value="49.483917311" calcext:value-type="float">
            <text:p>49.48391731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iswet11</text:p>
          </table:table-cell>
          <table:table-cell office:value-type="float" office:value="154" calcext:value-type="float">
            <text:p>154</text:p>
          </table:table-cell>
          <table:table-cell office:value-type="float" office:value="0.27" calcext:value-type="float">
            <text:p>0.27</text:p>
          </table:table-cell>
          <table:table-cell office:value-type="float" office:value="49.515259718" calcext:value-type="float">
            <text:p>49.51525971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iswet12</text:p>
          </table:table-cell>
          <table:table-cell office:value-type="float" office:value="75" calcext:value-type="float">
            <text:p>75</text:p>
          </table:table-cell>
          <table:table-cell office:value-type="float" office:value="0.12" calcext:value-type="float">
            <text:p>0.12</text:p>
          </table:table-cell>
          <table:table-cell office:value-type="float" office:value="-3314.3797329" calcext:value-type="float">
            <text:p>-3314.379732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iswet2</text:p>
          </table:table-cell>
          <table:table-cell office:value-type="float" office:value="433" calcext:value-type="float">
            <text:p>433</text:p>
          </table:table-cell>
          <table:table-cell office:value-type="float" office:value="0.55" calcext:value-type="float">
            <text:p>0.55</text:p>
          </table:table-cell>
          <table:table-cell office:value-type="float" office:value="24.999955545" calcext:value-type="float">
            <text:p>24.99995554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iswet3</text:p>
          </table:table-cell>
          <table:table-cell office:value-type="float" office:value="32745" calcext:value-type="float">
            <text:p>32745</text:p>
          </table:table-cell>
          <table:table-cell office:value-type="float" office:value="51.42" calcext:value-type="float">
            <text:p>51.42</text:p>
          </table:table-cell>
          <table:table-cell office:value-type="float" office:value="24.999810176" calcext:value-type="float">
            <text:p>24.99981017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iswet4</text:p>
          </table:table-cell>
          <table:table-cell office:value-type="float" office:value="876" calcext:value-type="float">
            <text:p>876</text:p>
          </table:table-cell>
          <table:table-cell office:value-type="float" office:value="2.1" calcext:value-type="float">
            <text:p>2.1</text:p>
          </table:table-cell>
          <table:table-cell office:value-type="float" office:value="24.999805333" calcext:value-type="float">
            <text:p>24.99980533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iswet5</text:p>
          </table:table-cell>
          <table:table-cell office:value-type="float" office:value="38479" calcext:value-type="float">
            <text:p>38479</text:p>
          </table:table-cell>
          <table:table-cell office:value-type="float" office:value="69.83" calcext:value-type="float">
            <text:p>69.83</text:p>
          </table:table-cell>
          <table:table-cell office:value-type="float" office:value="24.999819675" calcext:value-type="float">
            <text:p>24.9998196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iswet6</text:p>
          </table:table-cell>
          <table:table-cell office:value-type="float" office:value="41642" calcext:value-type="float">
            <text:p>41642</text:p>
          </table:table-cell>
          <table:table-cell office:value-type="float" office:value="63.82" calcext:value-type="float">
            <text:p>63.82</text:p>
          </table:table-cell>
          <table:table-cell office:value-type="float" office:value="24.999869287" calcext:value-type="float">
            <text:p>24.99986928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iswet7</text:p>
          </table:table-cell>
          <table:table-cell office:value-type="float" office:value="8" calcext:value-type="float">
            <text:p>8</text:p>
          </table:table-cell>
          <table:table-cell office:value-type="float" office:value="0.05" calcext:value-type="float">
            <text:p>0.05</text:p>
          </table:table-cell>
          <table:table-cell office:value-type="float" office:value="498.7922" calcext:value-type="float">
            <text:p>498.79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iswet8</text:p>
          </table:table-cell>
          <table:table-cell office:value-type="float" office:value="72" calcext:value-type="float">
            <text:p>72</text:p>
          </table:table-cell>
          <table:table-cell office:value-type="float" office:value="0.15" calcext:value-type="float">
            <text:p>0.15</text:p>
          </table:table-cell>
          <table:table-cell office:value-type="float" office:value="714.48778111" calcext:value-type="float">
            <text:p>714.4877811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iswet9</text:p>
          </table:table-cell>
          <table:table-cell office:value-type="float" office:value="51" calcext:value-type="float">
            <text:p>51</text:p>
          </table:table-cell>
          <table:table-cell office:value-type="float" office:value="0.12" calcext:value-type="float">
            <text:p>0.12</text:p>
          </table:table-cell>
          <table:table-cell office:value-type="float" office:value="1963.3063924" calcext:value-type="float">
            <text:p>1963.306392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minsurf</text:p>
          </table:table-cell>
          <table:table-cell table:number-columns-repeated="2"/>
          <table:table-cell office:value-type="string" calcext:value-type="string">
            <text:p><text:s text:c="2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adba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0.45285103984" calcext:value-type="float">
            <text:p>0.4528510398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ghairy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office:value-type="float" office:value="0.18232155679" calcext:value-type="float">
            <text:p>0.1823215567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gros</text:p>
          </table:table-cell>
          <table:table-cell office:value-type="float" office:value="173" calcext:value-type="float">
            <text:p>17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otsma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.0000016775" calcext:value-type="float">
            <text:p>2.00000167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tschd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98.4158385" calcext:value-type="float">
            <text:p>2398.415838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snnodoc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23.11244879" calcext:value-type="float">
            <text:p>123.1124487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sqfit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033786987879" calcext:value-type="float">
            <text:p>0.03378698787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dsen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0.61643243538" calcext:value-type="float">
            <text:p>0.6164324353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dsschj</text:p>
          </table:table-cell>
          <table:table-cell office:value-type="float" office:value="188" calcext:value-type="float">
            <text:p>188</text:p>
          </table:table-cell>
          <table:table-cell office:value-type="float" office:value="0.13" calcext:value-type="float">
            <text:p>0.13</text:p>
          </table:table-cell>
          <table:table-cell office:value-type="float" office:value="-797.2837029" calcext:value-type="float">
            <text:p>-797.283702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kela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-1.4142135624" calcext:value-type="float">
            <text:p>-1.414213562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kela2</text:p>
          </table:table-cell>
          <table:table-cell office:value-type="float" office:value="16" calcext:value-type="float">
            <text:p>16</text:p>
          </table:table-cell>
          <table:table-cell office:value-type="float" office:value="0.02" calcext:value-type="float">
            <text:p>0.02</text:p>
          </table:table-cell>
          <table:table-cell office:value-type="float" office:value="7.199999359" calcext:value-type="float">
            <text:p>7.19999935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kela3</text:p>
          </table:table-cell>
          <table:table-cell office:value-type="float" office:value="288" calcext:value-type="float">
            <text:p>288</text:p>
          </table:table-cell>
          <table:table-cell office:value-type="float" office:value="0" calcext:value-type="float">
            <text:p>0</text:p>
          </table:table-cell>
          <table:table-cell office:value-type="float" office:value="-0.0000000000021897138385" calcext:value-type="float">
            <text:p>-2.1897138385E-1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kela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ncino</text:p>
          </table:table-cell>
          <table:table-cell office:value-type="float" office:value="161" calcext:value-type="float">
            <text:p>161</text:p>
          </table:table-cell>
          <table:table-cell office:value-type="float" office:value="0.18" calcext:value-type="float">
            <text:p>0.18</text:p>
          </table:table-cell>
          <table:table-cell office:value-type="float" office:value="6.1656838806E-020" calcext:value-type="float">
            <text:p>6.1656838806E-2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nne</text:p>
          </table:table-cell>
          <table:table-cell office:value-type="float" office:value="31" calcext:value-type="float">
            <text:p>31</text:p>
          </table:table-cell>
          <table:table-cell office:value-type="float" office:value="0.02" calcext:value-type="float">
            <text:p>0.02</text:p>
          </table:table-cell>
          <table:table-cell office:value-type="float" office:value="-0.97457259336" calcext:value-type="float">
            <text:p>-0.974572593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rato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ratosb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-1.0000000625" calcext:value-type="float">
            <text:p>-1.000000062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trix2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64978" calcext:value-type="float">
            <text:p>2.3841864978E-0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xlika</text:p>
          </table:table-cell>
          <table:table-cell office:value-type="float" office:value="110" calcext:value-type="float">
            <text:p>110</text:p>
          </table:table-cell>
          <table:table-cell office:value-type="float" office:value="0.02" calcext:value-type="float">
            <text:p>0.02</text:p>
          </table:table-cell>
          <table:table-cell office:value-type="float" office:value="1136.3609836" calcext:value-type="float">
            <text:p>1136.36098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ccormck</text:p>
          </table:table-cell>
          <table:table-cell table:number-columns-repeated="2"/>
          <table:table-cell office:value-type="string" calcext:value-type="string">
            <text:p><text:s text:c="2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concon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-6230.795562" calcext:value-type="float">
            <text:p>-6230.79556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dhole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office:value-type="float" office:value="4.1325973271E-038" calcext:value-type="float">
            <text:p>4.1325973271E-3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thanb8</text:p>
          </table:table-cell>
          <table:table-cell office:value-type="float" office:value="720" calcext:value-type="float">
            <text:p>720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10997196209" calcext:value-type="float">
            <text:p>1.0997196209E-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thanl8</text:p>
          </table:table-cell>
          <table:table-cell office:value-type="float" office:value="1095" calcext:value-type="float">
            <text:p>1095</text:p>
          </table:table-cell>
          <table:table-cell office:value-type="float" office:value="0.07" calcext:value-type="float">
            <text:p>0.07</text:p>
          </table:table-cell>
          <table:table-cell office:value-type="float" office:value="0.00000036538043008" calcext:value-type="float">
            <text:p>3.6538043008E-0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xhat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-0.0401" calcext:value-type="float">
            <text:p>-0.040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yer3</text:p>
          </table:table-cell>
          <table:table-cell office:value-type="float" office:value="2416" calcext:value-type="float">
            <text:p>2416</text:p>
          </table:table-cell>
          <table:table-cell office:value-type="float" office:value="0.1" calcext:value-type="float">
            <text:p>0.1</text:p>
          </table:table-cell>
          <table:table-cell office:value-type="float" office:value="87.945855171" calcext:value-type="float">
            <text:p>87.94585517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fflin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-1.0000000014" calcext:value-type="float">
            <text:p>-1.000000001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fflin2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nc44</text:p>
          </table:table-cell>
          <table:table-cell office:value-type="float" office:value="1265" calcext:value-type="float">
            <text:p>1265</text:p>
          </table:table-cell>
          <table:table-cell office:value-type="float" office:value="0.32" calcext:value-type="float">
            <text:p>0.32</text:p>
          </table:table-cell>
          <table:table-cell office:value-type="float" office:value="0.0025730289728" calcext:value-type="float">
            <text:p>0.002573028972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nmaxbd</text:p>
          </table:table-cell>
          <table:table-cell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  <table:table-cell office:value-type="float" office:value="115.70643916" calcext:value-type="float">
            <text:p>115.7064391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nmaxrb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.2204460493E-016" calcext:value-type="float">
            <text:p>2.2204460493E-1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nperm</text:p>
          </table:table-cell>
          <table:table-cell office:value-type="float" office:value="4493" calcext:value-type="float">
            <text:p>4493</text:p>
          </table:table-cell>
          <table:table-cell office:value-type="float" office:value="2.33" calcext:value-type="float">
            <text:p>2.33</text:p>
          </table:table-cell>
          <table:table-cell office:value-type="float" office:value="0.00036287999863" calcext:value-type="float">
            <text:p>0.0003628799986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nsurf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stake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5742.1633489" calcext:value-type="float">
            <text:p>5742.16334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orebv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0000010395423784" calcext:value-type="float">
            <text:p>1.0395423784E-1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osarqp1</text:p>
          </table:table-cell>
          <table:table-cell office:value-type="float" office:value="3784" calcext:value-type="float">
            <text:p>3784</text:p>
          </table:table-cell>
          <table:table-cell office:value-type="float" office:value="5.15" calcext:value-type="float">
            <text:p>5.15</text:p>
          </table:table-cell>
          <table:table-cell office:value-type="float" office:value="-952.87543832" calcext:value-type="float">
            <text:p>-952.8754383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osarqp2</text:p>
          </table:table-cell>
          <table:table-cell office:value-type="float" office:value="1090" calcext:value-type="float">
            <text:p>1090</text:p>
          </table:table-cell>
          <table:table-cell office:value-type="float" office:value="0.33" calcext:value-type="float">
            <text:p>0.33</text:p>
          </table:table-cell>
          <table:table-cell office:value-type="float" office:value="-1597.4822459" calcext:value-type="float">
            <text:p>-1597.482245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sqrta</text:p>
          </table:table-cell>
          <table:table-cell office:value-type="float" office:value="4104" calcext:value-type="float">
            <text:p>4104</text:p>
          </table:table-cell>
          <table:table-cell office:value-type="float" office:value="47.78" calcext:value-type="float">
            <text:p>47.78</text:p>
          </table:table-cell>
          <table:table-cell office:value-type="float" office:value="0.0012365203713" calcext:value-type="float">
            <text:p>0.00123652037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sqrtals</text:p>
          </table:table-cell>
          <table:table-cell office:value-type="float" office:value="4104" calcext:value-type="float">
            <text:p>4104</text:p>
          </table:table-cell>
          <table:table-cell office:value-type="float" office:value="46.68" calcext:value-type="float">
            <text:p>46.68</text:p>
          </table:table-cell>
          <table:table-cell office:value-type="float" office:value="0.0012365203713" calcext:value-type="float">
            <text:p>0.00123652037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sqrtb</text:p>
          </table:table-cell>
          <table:table-cell office:value-type="float" office:value="4104" calcext:value-type="float">
            <text:p>4104</text:p>
          </table:table-cell>
          <table:table-cell office:value-type="float" office:value="48.43" calcext:value-type="float">
            <text:p>48.43</text:p>
          </table:table-cell>
          <table:table-cell office:value-type="float" office:value="0.002567870424" calcext:value-type="float">
            <text:p>0.00256787042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sqrtbls</text:p>
          </table:table-cell>
          <table:table-cell office:value-type="float" office:value="4104" calcext:value-type="float">
            <text:p>4104</text:p>
          </table:table-cell>
          <table:table-cell office:value-type="float" office:value="49.97" calcext:value-type="float">
            <text:p>49.97</text:p>
          </table:table-cell>
          <table:table-cell office:value-type="float" office:value="0.002567870424" calcext:value-type="float">
            <text:p>0.00256787042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wright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24.978809531" calcext:value-type="float">
            <text:p>24.97880953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ast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cvxbqp1</text:p>
          </table:table-cell>
          <table:table-cell office:value-type="float" office:value="10001" calcext:value-type="float">
            <text:p>10001</text:p>
          </table:table-cell>
          <table:table-cell office:value-type="float" office:value="8.08" calcext:value-type="float">
            <text:p>8.08</text:p>
          </table:table-cell>
          <table:table-cell office:value-type="float" office:value="-19855438457" calcext:value-type="float">
            <text:p>-1985543845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cvxbqp2</text:p>
          </table:table-cell>
          <table:table-cell office:value-type="float" office:value="10892" calcext:value-type="float">
            <text:p>10892</text:p>
          </table:table-cell>
          <table:table-cell office:value-type="float" office:value="8.88" calcext:value-type="float">
            <text:p>8.88</text:p>
          </table:table-cell>
          <table:table-cell office:value-type="float" office:value="-13249689614" calcext:value-type="float">
            <text:p>-1324968961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cvxbqp3</text:p>
          </table:table-cell>
          <table:table-cell office:value-type="float" office:value="10981" calcext:value-type="float">
            <text:p>10981</text:p>
          </table:table-cell>
          <table:table-cell office:value-type="float" office:value="9.67" calcext:value-type="float">
            <text:p>9.67</text:p>
          </table:table-cell>
          <table:table-cell office:value-type="float" office:value="-6414520173" calcext:value-type="float">
            <text:p>-641452017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cvxqp1</text:p>
          </table:table-cell>
          <table:table-cell office:value-type="float" office:value="636" calcext:value-type="float">
            <text:p>636</text:p>
          </table:table-cell>
          <table:table-cell office:value-type="float" office:value="0.07" calcext:value-type="float">
            <text:p>0.07</text:p>
          </table:table-cell>
          <table:table-cell office:value-type="float" office:value="-71561177.551" calcext:value-type="float">
            <text:p>-71561177.55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cvxqp2</text:p>
          </table:table-cell>
          <table:table-cell office:value-type="float" office:value="1142" calcext:value-type="float">
            <text:p>1142</text:p>
          </table:table-cell>
          <table:table-cell office:value-type="float" office:value="0.27" calcext:value-type="float">
            <text:p>0.27</text:p>
          </table:table-cell>
          <table:table-cell office:value-type="float" office:value="-57756472.921" calcext:value-type="float">
            <text:p>-57756472.9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cvxqp3</text:p>
          </table:table-cell>
          <table:table-cell office:value-type="float" office:value="1742" calcext:value-type="float">
            <text:p>1742</text:p>
          </table:table-cell>
          <table:table-cell office:value-type="float" office:value="0.52" calcext:value-type="float">
            <text:p>0.52</text:p>
          </table:table-cell>
          <table:table-cell office:value-type="float" office:value="-29196696.936" calcext:value-type="float">
            <text:p>-29196696.9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cvxqp4</text:p>
          </table:table-cell>
          <table:table-cell office:value-type="float" office:value="779" calcext:value-type="float">
            <text:p>779</text:p>
          </table:table-cell>
          <table:table-cell office:value-type="float" office:value="0.08" calcext:value-type="float">
            <text:p>0.08</text:p>
          </table:table-cell>
          <table:table-cell office:value-type="float" office:value="-93990033.649" calcext:value-type="float">
            <text:p>-93990033.64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cvxqp5</text:p>
          </table:table-cell>
          <table:table-cell office:value-type="float" office:value="800" calcext:value-type="float">
            <text:p>800</text:p>
          </table:table-cell>
          <table:table-cell office:value-type="float" office:value="0.08" calcext:value-type="float">
            <text:p>0.08</text:p>
          </table:table-cell>
          <table:table-cell office:value-type="float" office:value="-66317825.482" calcext:value-type="float">
            <text:p>-66317825.48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cvxqp6</text:p>
          </table:table-cell>
          <table:table-cell office:value-type="float" office:value="1051" calcext:value-type="float">
            <text:p>1051</text:p>
          </table:table-cell>
          <table:table-cell office:value-type="float" office:value="0.12" calcext:value-type="float">
            <text:p>0.12</text:p>
          </table:table-cell>
          <table:table-cell office:value-type="float" office:value="-33732559.575" calcext:value-type="float">
            <text:p>-33732559.5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cvxqp7</text:p>
          </table:table-cell>
          <table:table-cell office:value-type="float" office:value="594" calcext:value-type="float">
            <text:p>594</text:p>
          </table:table-cell>
          <table:table-cell office:value-type="float" office:value="0.08" calcext:value-type="float">
            <text:p>0.08</text:p>
          </table:table-cell>
          <table:table-cell office:value-type="float" office:value="-43522888.828" calcext:value-type="float">
            <text:p>-43522888.82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cvxqp8</text:p>
          </table:table-cell>
          <table:table-cell office:value-type="float" office:value="695" calcext:value-type="float">
            <text:p>695</text:p>
          </table:table-cell>
          <table:table-cell office:value-type="float" office:value="0.17" calcext:value-type="float">
            <text:p>0.17</text:p>
          </table:table-cell>
          <table:table-cell office:value-type="float" office:value="-30097753.901" calcext:value-type="float">
            <text:p>-30097753.90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cvxqp9</text:p>
          </table:table-cell>
          <table:table-cell office:value-type="float" office:value="1457" calcext:value-type="float">
            <text:p>1457</text:p>
          </table:table-cell>
          <table:table-cell office:value-type="float" office:value="0.37" calcext:value-type="float">
            <text:p>0.37</text:p>
          </table:table-cell>
          <table:table-cell office:value-type="float" office:value="-21146366.926" calcext:value-type="float">
            <text:p>-21146366.9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gone</text:p>
          </table:table-cell>
          <table:table-cell office:value-type="float" office:value="29" calcext:value-type="float">
            <text:p>29</text:p>
          </table:table-cell>
          <table:table-cell office:value-type="float" office:value="0.03" calcext:value-type="float">
            <text:p>0.03</text:p>
          </table:table-cell>
          <table:table-cell office:value-type="float" office:value="-0.60910196657" calcext:value-type="float">
            <text:p>-0.6091019665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ncvxu2</text:p>
          </table:table-cell>
          <table:table-cell office:value-type="float" office:value="1075" calcext:value-type="float">
            <text:p>1075</text:p>
          </table:table-cell>
          <table:table-cell office:value-type="float" office:value="25.25" calcext:value-type="float">
            <text:p>25.25</text:p>
          </table:table-cell>
          <table:table-cell office:value-type="float" office:value="2316.8084198" calcext:value-type="float">
            <text:p>2316.808419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ncvxun</text:p>
          </table:table-cell>
          <table:table-cell office:value-type="float" office:value="1075" calcext:value-type="float">
            <text:p>1075</text:p>
          </table:table-cell>
          <table:table-cell office:value-type="float" office:value="25.93" calcext:value-type="float">
            <text:p>25.93</text:p>
          </table:table-cell>
          <table:table-cell office:value-type="float" office:value="2316.8084198" calcext:value-type="float">
            <text:p>2316.808419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ndia</text:p>
          </table:table-cell>
          <table:table-cell office:value-type="float" office:value="4059" calcext:value-type="float">
            <text:p>4059</text:p>
          </table:table-cell>
          <table:table-cell office:value-type="float" office:value="25.27" calcext:value-type="float">
            <text:p>25.27</text:p>
          </table:table-cell>
          <table:table-cell office:value-type="float" office:value="1.6332321218E-016" calcext:value-type="float">
            <text:p>1.6332321218E-1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ndquar</text:p>
          </table:table-cell>
          <table:table-cell office:value-type="float" office:value="4065" calcext:value-type="float">
            <text:p>4065</text:p>
          </table:table-cell>
          <table:table-cell office:value-type="float" office:value="49.78" calcext:value-type="float">
            <text:p>49.78</text:p>
          </table:table-cell>
          <table:table-cell office:value-type="float" office:value="0.000006096667493" calcext:value-type="float">
            <text:p>6.096667493E-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nmsqrt</text:p>
          </table:table-cell>
          <table:table-cell office:value-type="float" office:value="1430" calcext:value-type="float">
            <text:p>1430</text:p>
          </table:table-cell>
          <table:table-cell office:value-type="float" office:value="0.08" calcext:value-type="float">
            <text:p>0.08</text:p>
          </table:table-cell>
          <table:table-cell office:value-type="float" office:value="0.75180132859" calcext:value-type="float">
            <text:p>0.7518013285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nscomp</text:p>
          </table:table-cell>
          <table:table-cell table:number-columns-repeated="2"/>
          <table:table-cell office:value-type="string" calcext:value-type="string">
            <text:p><text:s text:c="2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bstclal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1.3978975592" calcext:value-type="float">
            <text:p>1.397897559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bstclb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2.8750382277" calcext:value-type="float">
            <text:p>2.875038227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bstclbu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2.8750382277" calcext:value-type="float">
            <text:p>2.875038227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dfits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-2380.0267744" calcext:value-type="float">
            <text:p>-2380.026774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et1</text:p>
          </table:table-cell>
          <table:table-cell office:value-type="float" office:value="184" calcext:value-type="float">
            <text:p>184</text:p>
          </table:table-cell>
          <table:table-cell office:value-type="float" office:value="0.03" calcext:value-type="float">
            <text:p>0.03</text:p>
          </table:table-cell>
          <table:table-cell office:value-type="float" office:value="0.5382431192" calcext:value-type="float">
            <text:p>0.538243119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et2</text:p>
          </table:table-cell>
          <table:table-cell office:value-type="float" office:value="352" calcext:value-type="float">
            <text:p>352</text:p>
          </table:table-cell>
          <table:table-cell office:value-type="float" office:value="0.1" calcext:value-type="float">
            <text:p>0.1</text:p>
          </table:table-cell>
          <table:table-cell office:value-type="float" office:value="0.087159864695" calcext:value-type="float">
            <text:p>0.0871598646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et3</text:p>
          </table:table-cell>
          <table:table-cell office:value-type="float" office:value="290" calcext:value-type="float">
            <text:p>290</text:p>
          </table:table-cell>
          <table:table-cell office:value-type="float" office:value="0.07" calcext:value-type="float">
            <text:p>0.07</text:p>
          </table:table-cell>
          <table:table-cell office:value-type="float" office:value="0.0045049719974" calcext:value-type="float">
            <text:p>0.004504971997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et7</text:p>
          </table:table-cell>
          <table:table-cell office:value-type="float" office:value="2353" calcext:value-type="float">
            <text:p>2353</text:p>
          </table:table-cell>
          <table:table-cell office:value-type="float" office:value="2.48" calcext:value-type="float">
            <text:p>2.48</text:p>
          </table:table-cell>
          <table:table-cell office:value-type="float" office:value="0.000044334699087" calcext:value-type="float">
            <text:p>4.4334699087E-0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ptcdeg2</text:p>
          </table:table-cell>
          <table:table-cell office:value-type="float" office:value="2224" calcext:value-type="float">
            <text:p>2224</text:p>
          </table:table-cell>
          <table:table-cell office:value-type="float" office:value="0.68" calcext:value-type="float">
            <text:p>0.68</text:p>
          </table:table-cell>
          <table:table-cell office:value-type="float" office:value="229.57342051" calcext:value-type="float">
            <text:p>229.5734205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ptcdeg3</text:p>
          </table:table-cell>
          <table:table-cell office:value-type="float" office:value="7017" calcext:value-type="float">
            <text:p>7017</text:p>
          </table:table-cell>
          <table:table-cell office:value-type="float" office:value="2.07" calcext:value-type="float">
            <text:p>2.07</text:p>
          </table:table-cell>
          <table:table-cell office:value-type="float" office:value="46.145669318" calcext:value-type="float">
            <text:p>46.14566931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ptcntrl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550" calcext:value-type="float">
            <text:p>55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ptctrl3</text:p>
          </table:table-cell>
          <table:table-cell office:value-type="float" office:value="497" calcext:value-type="float">
            <text:p>497</text:p>
          </table:table-cell>
          <table:table-cell office:value-type="float" office:value="0.57" calcext:value-type="float">
            <text:p>0.57</text:p>
          </table:table-cell>
          <table:table-cell office:value-type="float" office:value="2048.0165417" calcext:value-type="float">
            <text:p>2048.016541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ptctrl6</text:p>
          </table:table-cell>
          <table:table-cell office:value-type="float" office:value="497" calcext:value-type="float">
            <text:p>497</text:p>
          </table:table-cell>
          <table:table-cell office:value-type="float" office:value="0.47" calcext:value-type="float">
            <text:p>0.47</text:p>
          </table:table-cell>
          <table:table-cell office:value-type="float" office:value="2048.0165417" calcext:value-type="float">
            <text:p>2048.016541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ptmass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ptprloc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-16.419773829" calcext:value-type="float">
            <text:p>-16.41977382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rthrdm2</text:p>
          </table:table-cell>
          <table:table-cell office:value-type="float" office:value="3204" calcext:value-type="float">
            <text:p>3204</text:p>
          </table:table-cell>
          <table:table-cell office:value-type="float" office:value="61.52" calcext:value-type="float">
            <text:p>61.52</text:p>
          </table:table-cell>
          <table:table-cell office:value-type="float" office:value="155.53281536" calcext:value-type="float">
            <text:p>155.532815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rthrds2</text:p>
          </table:table-cell>
          <table:table-cell office:value-type="float" office:value="185" calcext:value-type="float">
            <text:p>185</text:p>
          </table:table-cell>
          <table:table-cell office:value-type="float" office:value="0.27" calcext:value-type="float">
            <text:p>0.27</text:p>
          </table:table-cell>
          <table:table-cell office:value-type="float" office:value="30.540091848" calcext:value-type="float">
            <text:p>30.5400918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rthrega</text:p>
          </table:table-cell>
          <table:table-cell office:value-type="float" office:value="322" calcext:value-type="float">
            <text:p>322</text:p>
          </table:table-cell>
          <table:table-cell office:value-type="float" office:value="1.72" calcext:value-type="float">
            <text:p>1.72</text:p>
          </table:table-cell>
          <table:table-cell office:value-type="float" office:value="1414.0558867" calcext:value-type="float">
            <text:p>1414.055886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rthregb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.7929003469E-017" calcext:value-type="float">
            <text:p>1.7929003469E-1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rthregc</text:p>
          </table:table-cell>
          <table:table-cell table:number-columns-repeated="2"/>
          <table:table-cell office:value-type="string" calcext:value-type="string">
            <text:p><text:s text:c="2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rthregd</text:p>
          </table:table-cell>
          <table:table-cell office:value-type="float" office:value="6167" calcext:value-type="float">
            <text:p>6167</text:p>
          </table:table-cell>
          <table:table-cell office:value-type="float" office:value="64.32" calcext:value-type="float">
            <text:p>64.32</text:p>
          </table:table-cell>
          <table:table-cell office:value-type="float" office:value="1523.8997329" calcext:value-type="float">
            <text:p>1523.899732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rthrege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4.0007748432" calcext:value-type="float">
            <text:p>4.000774843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rthrgdm</text:p>
          </table:table-cell>
          <table:table-cell office:value-type="float" office:value="6539" calcext:value-type="float">
            <text:p>6539</text:p>
          </table:table-cell>
          <table:table-cell office:value-type="float" office:value="64.28" calcext:value-type="float">
            <text:p>64.28</text:p>
          </table:table-cell>
          <table:table-cell office:value-type="float" office:value="1513.8023234" calcext:value-type="float">
            <text:p>1513.802323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rthrgds</text:p>
          </table:table-cell>
          <table:table-cell office:value-type="float" office:value="6148" calcext:value-type="float">
            <text:p>6148</text:p>
          </table:table-cell>
          <table:table-cell office:value-type="float" office:value="75.6" calcext:value-type="float">
            <text:p>75.6</text:p>
          </table:table-cell>
          <table:table-cell office:value-type="float" office:value="1523.8997329" calcext:value-type="float">
            <text:p>1523.899732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sbornea</text:p>
          </table:table-cell>
          <table:table-cell office:value-type="float" office:value="267" calcext:value-type="float">
            <text:p>267</text:p>
          </table:table-cell>
          <table:table-cell office:value-type="float" office:value="0" calcext:value-type="float">
            <text:p>0</text:p>
          </table:table-cell>
          <table:table-cell office:value-type="float" office:value="0.000054648946975" calcext:value-type="float">
            <text:p>5.4648946975E-0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sborneb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0.040137736294" calcext:value-type="float">
            <text:p>0.04013773629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slbqp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.25" calcext:value-type="float">
            <text:p>6.2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lmer1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11754.602545" calcext:value-type="float">
            <text:p>11754.60254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lmer1a</text:p>
          </table:table-cell>
          <table:table-cell office:value-type="float" office:value="385" calcext:value-type="float">
            <text:p>385</text:p>
          </table:table-cell>
          <table:table-cell office:value-type="float" office:value="0" calcext:value-type="float">
            <text:p>0</text:p>
          </table:table-cell>
          <table:table-cell office:value-type="float" office:value="0.089883629043" calcext:value-type="float">
            <text:p>0.08988362904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lmer1b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3.4473546191" calcext:value-type="float">
            <text:p>3.447354619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lmer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097598458495" calcext:value-type="float">
            <text:p>0.0975984584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lmer1d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0.65268261881" calcext:value-type="float">
            <text:p>0.6526826188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lmer1e</text:p>
          </table:table-cell>
          <table:table-cell office:value-type="float" office:value="407" calcext:value-type="float">
            <text:p>407</text:p>
          </table:table-cell>
          <table:table-cell office:value-type="float" office:value="0" calcext:value-type="float">
            <text:p>0</text:p>
          </table:table-cell>
          <table:table-cell office:value-type="float" office:value="0.00083526826868" calcext:value-type="float">
            <text:p>0.0008352682686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lmer2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3651.0895004" calcext:value-type="float">
            <text:p>3651.089500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lmer2a</text:p>
          </table:table-cell>
          <table:table-cell office:value-type="float" office:value="227" calcext:value-type="float">
            <text:p>227</text:p>
          </table:table-cell>
          <table:table-cell office:value-type="float" office:value="0" calcext:value-type="float">
            <text:p>0</text:p>
          </table:table-cell>
          <table:table-cell office:value-type="float" office:value="0.017160739409" calcext:value-type="float">
            <text:p>0.01716073940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lmer2b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0.62339465233" calcext:value-type="float">
            <text:p>0.6233946523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lmer2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014421424705" calcext:value-type="float">
            <text:p>0.01442142470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lmer2e</text:p>
          </table:table-cell>
          <table:table-cell office:value-type="float" office:value="374" calcext:value-type="float">
            <text:p>374</text:p>
          </table:table-cell>
          <table:table-cell office:value-type="float" office:value="0" calcext:value-type="float">
            <text:p>0</text:p>
          </table:table-cell>
          <table:table-cell office:value-type="float" office:value="0.0002153524818" calcext:value-type="float">
            <text:p>0.000215352481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lmer3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416.9803208" calcext:value-type="float">
            <text:p>2416.980320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lmer3a</text:p>
          </table:table-cell>
          <table:table-cell office:value-type="float" office:value="267" calcext:value-type="float">
            <text:p>267</text:p>
          </table:table-cell>
          <table:table-cell office:value-type="float" office:value="0" calcext:value-type="float">
            <text:p>0</text:p>
          </table:table-cell>
          <table:table-cell office:value-type="float" office:value="0.020431422993" calcext:value-type="float">
            <text:p>0.02043142299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lmer3b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4.2276472509" calcext:value-type="float">
            <text:p>4.227647250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lmer3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019537567548" calcext:value-type="float">
            <text:p>0.0195375675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lmer3e</text:p>
          </table:table-cell>
          <table:table-cell office:value-type="float" office:value="573" calcext:value-type="float">
            <text:p>573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50740841835" calcext:value-type="float">
            <text:p>5.0740841835E-0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lmer4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424.0164155" calcext:value-type="float">
            <text:p>2424.016415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lmer4a</text:p>
          </table:table-cell>
          <table:table-cell office:value-type="float" office:value="183" calcext:value-type="float">
            <text:p>183</text:p>
          </table:table-cell>
          <table:table-cell office:value-type="float" office:value="0" calcext:value-type="float">
            <text:p>0</text:p>
          </table:table-cell>
          <table:table-cell office:value-type="float" office:value="0.040606139378" calcext:value-type="float">
            <text:p>0.04060613937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lmer4b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6.8351385999" calcext:value-type="float">
            <text:p>6.83513859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lmer4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050310483988" calcext:value-type="float">
            <text:p>0.05031048398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lmer4e</text:p>
          </table:table-cell>
          <table:table-cell office:value-type="float" office:value="271" calcext:value-type="float">
            <text:p>271</text:p>
          </table:table-cell>
          <table:table-cell office:value-type="float" office:value="0" calcext:value-type="float">
            <text:p>0</text:p>
          </table:table-cell>
          <table:table-cell office:value-type="float" office:value="0.00014800421956" calcext:value-type="float">
            <text:p>0.000148004219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lmer5a</text:p>
          </table:table-cell>
          <table:table-cell office:value-type="float" office:value="2550" calcext:value-type="float">
            <text:p>2550</text:p>
          </table:table-cell>
          <table:table-cell office:value-type="float" office:value="0.03" calcext:value-type="float">
            <text:p>0.03</text:p>
          </table:table-cell>
          <table:table-cell office:value-type="float" office:value="0.073504001061" calcext:value-type="float">
            <text:p>0.0735040010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lmer5b</text:p>
          </table:table-cell>
          <table:table-cell office:value-type="float" office:value="2927" calcext:value-type="float">
            <text:p>2927</text:p>
          </table:table-cell>
          <table:table-cell office:value-type="float" office:value="0.05" calcext:value-type="float">
            <text:p>0.05</text:p>
          </table:table-cell>
          <table:table-cell office:value-type="float" office:value="0.013617714445" calcext:value-type="float">
            <text:p>0.01361771444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lmer5c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.128086666" calcext:value-type="float">
            <text:p>2.12808666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lmer5d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7.339399528" calcext:value-type="float">
            <text:p>87.33939952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lmer5e</text:p>
          </table:table-cell>
          <table:table-cell office:value-type="float" office:value="2602" calcext:value-type="float">
            <text:p>2602</text:p>
          </table:table-cell>
          <table:table-cell office:value-type="float" office:value="0.03" calcext:value-type="float">
            <text:p>0.03</text:p>
          </table:table-cell>
          <table:table-cell office:value-type="float" office:value="0.024104352528" calcext:value-type="float">
            <text:p>0.02410435252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lmer6a</text:p>
          </table:table-cell>
          <table:table-cell office:value-type="float" office:value="355" calcext:value-type="float">
            <text:p>355</text:p>
          </table:table-cell>
          <table:table-cell office:value-type="float" office:value="0" calcext:value-type="float">
            <text:p>0</text:p>
          </table:table-cell>
          <table:table-cell office:value-type="float" office:value="0.055948838996" calcext:value-type="float">
            <text:p>0.05594883899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lmer6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016387406326" calcext:value-type="float">
            <text:p>0.0163874063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lmer6e</text:p>
          </table:table-cell>
          <table:table-cell office:value-type="float" office:value="407" calcext:value-type="float">
            <text:p>407</text:p>
          </table:table-cell>
          <table:table-cell office:value-type="float" office:value="0" calcext:value-type="float">
            <text:p>0</text:p>
          </table:table-cell>
          <table:table-cell office:value-type="float" office:value="0.00022395503398" calcext:value-type="float">
            <text:p>0.0002239550339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lmer7a</text:p>
          </table:table-cell>
          <table:table-cell office:value-type="float" office:value="2583" calcext:value-type="float">
            <text:p>2583</text:p>
          </table:table-cell>
          <table:table-cell office:value-type="float" office:value="0.03" calcext:value-type="float">
            <text:p>0.03</text:p>
          </table:table-cell>
          <table:table-cell office:value-type="float" office:value="10.413913351" calcext:value-type="float">
            <text:p>10.41391335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lmer7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60198560881" calcext:value-type="float">
            <text:p>0.6019856088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lmer7e</text:p>
          </table:table-cell>
          <table:table-cell office:value-type="float" office:value="2818" calcext:value-type="float">
            <text:p>2818</text:p>
          </table:table-cell>
          <table:table-cell office:value-type="float" office:value="0.03" calcext:value-type="float">
            <text:p>0.03</text:p>
          </table:table-cell>
          <table:table-cell office:value-type="float" office:value="10.153899027" calcext:value-type="float">
            <text:p>10.15389902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lmer8a</text:p>
          </table:table-cell>
          <table:table-cell office:value-type="float" office:value="192" calcext:value-type="float">
            <text:p>192</text:p>
          </table:table-cell>
          <table:table-cell office:value-type="float" office:value="0" calcext:value-type="float">
            <text:p>0</text:p>
          </table:table-cell>
          <table:table-cell office:value-type="float" office:value="0.074009697955" calcext:value-type="float">
            <text:p>0.07400969795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lmer8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15976810178" calcext:value-type="float">
            <text:p>0.1597681017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lmer8e</text:p>
          </table:table-cell>
          <table:table-cell office:value-type="float" office:value="213" calcext:value-type="float">
            <text:p>213</text:p>
          </table:table-cell>
          <table:table-cell office:value-type="float" office:value="0" calcext:value-type="float">
            <text:p>0</text:p>
          </table:table-cell>
          <table:table-cell office:value-type="float" office:value="0.0063393074311" calcext:value-type="float">
            <text:p>0.006339307431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enalty1</text:p>
          </table:table-cell>
          <table:table-cell office:value-type="float" office:value="1979" calcext:value-type="float">
            <text:p>1979</text:p>
          </table:table-cell>
          <table:table-cell office:value-type="float" office:value="2.22" calcext:value-type="float">
            <text:p>2.22</text:p>
          </table:table-cell>
          <table:table-cell office:value-type="float" office:value="0.0096864021745" calcext:value-type="float">
            <text:p>0.009686402174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enalty2</text:p>
          </table:table-cell>
          <table:table-cell office:value-type="float" office:value="235" calcext:value-type="float">
            <text:p>235</text:p>
          </table:table-cell>
          <table:table-cell office:value-type="float" office:value="0.02" calcext:value-type="float">
            <text:p>0.02</text:p>
          </table:table-cell>
          <table:table-cell office:value-type="float" office:value="97096.083955" calcext:value-type="float">
            <text:p>97096.08395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entagon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0.00014621326959" calcext:value-type="float">
            <text:p>0.0001462132695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entdi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0.75" calcext:value-type="float">
            <text:p>-0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fit1</text:p>
          </table:table-cell>
          <table:table-cell office:value-type="float" office:value="784" calcext:value-type="float">
            <text:p>784</text:p>
          </table:table-cell>
          <table:table-cell office:value-type="float" office:value="0" calcext:value-type="float">
            <text:p>0</text:p>
          </table:table-cell>
          <table:table-cell office:value-type="float" office:value="4.474608721E-016" calcext:value-type="float">
            <text:p>4.474608721E-1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fit1ls</text:p>
          </table:table-cell>
          <table:table-cell office:value-type="float" office:value="784" calcext:value-type="float">
            <text:p>784</text:p>
          </table:table-cell>
          <table:table-cell office:value-type="float" office:value="0" calcext:value-type="float">
            <text:p>0</text:p>
          </table:table-cell>
          <table:table-cell office:value-type="float" office:value="4.474608721E-016" calcext:value-type="float">
            <text:p>4.474608721E-1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fit2</text:p>
          </table:table-cell>
          <table:table-cell office:value-type="float" office:value="283" calcext:value-type="float">
            <text:p>283</text:p>
          </table:table-cell>
          <table:table-cell office:value-type="float" office:value="0" calcext:value-type="float">
            <text:p>0</text:p>
          </table:table-cell>
          <table:table-cell office:value-type="float" office:value="8.9977174486E-017" calcext:value-type="float">
            <text:p>8.9977174486E-1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fit2ls</text:p>
          </table:table-cell>
          <table:table-cell office:value-type="float" office:value="283" calcext:value-type="float">
            <text:p>283</text:p>
          </table:table-cell>
          <table:table-cell office:value-type="float" office:value="0" calcext:value-type="float">
            <text:p>0</text:p>
          </table:table-cell>
          <table:table-cell office:value-type="float" office:value="8.9977174486E-017" calcext:value-type="float">
            <text:p>8.9977174486E-1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fit3</text:p>
          </table:table-cell>
          <table:table-cell office:value-type="float" office:value="506" calcext:value-type="float">
            <text:p>506</text:p>
          </table:table-cell>
          <table:table-cell office:value-type="float" office:value="0" calcext:value-type="float">
            <text:p>0</text:p>
          </table:table-cell>
          <table:table-cell office:value-type="float" office:value="2.8515526747E-017" calcext:value-type="float">
            <text:p>2.8515526747E-1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fit3ls</text:p>
          </table:table-cell>
          <table:table-cell office:value-type="float" office:value="506" calcext:value-type="float">
            <text:p>506</text:p>
          </table:table-cell>
          <table:table-cell office:value-type="float" office:value="0" calcext:value-type="float">
            <text:p>0</text:p>
          </table:table-cell>
          <table:table-cell office:value-type="float" office:value="2.8515526747E-017" calcext:value-type="float">
            <text:p>2.8515526747E-1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fit4</text:p>
          </table:table-cell>
          <table:table-cell office:value-type="float" office:value="881" calcext:value-type="float">
            <text:p>881</text:p>
          </table:table-cell>
          <table:table-cell office:value-type="float" office:value="0.02" calcext:value-type="float">
            <text:p>0.02</text:p>
          </table:table-cell>
          <table:table-cell office:value-type="float" office:value="6.019086648E-015" calcext:value-type="float">
            <text:p>6.019086648E-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fit4ls</text:p>
          </table:table-cell>
          <table:table-cell office:value-type="float" office:value="881" calcext:value-type="float">
            <text:p>881</text:p>
          </table:table-cell>
          <table:table-cell office:value-type="float" office:value="0" calcext:value-type="float">
            <text:p>0</text:p>
          </table:table-cell>
          <table:table-cell office:value-type="float" office:value="6.019086648E-015" calcext:value-type="float">
            <text:p>6.019086648E-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olak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.7182818285" calcext:value-type="float">
            <text:p>2.718281828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olak2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float" office:value="54.598150033" calcext:value-type="float">
            <text:p>54.59815003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olak3</text:p>
          </table:table-cell>
          <table:table-cell office:value-type="float" office:value="183" calcext:value-type="float">
            <text:p>183</text:p>
          </table:table-cell>
          <table:table-cell office:value-type="float" office:value="0" calcext:value-type="float">
            <text:p>0</text:p>
          </table:table-cell>
          <table:table-cell office:value-type="float" office:value="5.9330033487" calcext:value-type="float">
            <text:p>5.933003348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olak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.5719307446E-018" calcext:value-type="float">
            <text:p>1.5719307446E-1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olak5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olak6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-44.000000002" calcext:value-type="float">
            <text:p>-44.00000000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orous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orous2</text:p>
          </table:table-cell>
          <table:table-cell office:value-type="float" office:value="19120" calcext:value-type="float">
            <text:p>19120</text:p>
          </table:table-cell>
          <table:table-cell office:value-type="float" office:value="120" calcext:value-type="float">
            <text:p>120</text:p>
          </table:table-cell>
          <table:table-cell office:value-type="float" office:value="10188110.536" calcext:value-type="float">
            <text:p>10188110.5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ortfl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0.020486274676" calcext:value-type="float">
            <text:p>0.02048627467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ortfl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0.029689239853" calcext:value-type="float">
            <text:p>0.02968923985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ortfl3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0.032749709343" calcext:value-type="float">
            <text:p>0.03274970934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ortfl4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0.026306950934" calcext:value-type="float">
            <text:p>0.02630695093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ortfl6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0.025791798168" calcext:value-type="float">
            <text:p>0.02579179816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owell2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2145781.25" calcext:value-type="float">
            <text:p>52145781.2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owellbs</text:p>
          </table:table-cell>
          <table:table-cell office:value-type="float" office:value="243" calcext:value-type="float">
            <text:p>243</text:p>
          </table:table-cell>
          <table:table-cell office:value-type="float" office:value="0" calcext:value-type="float">
            <text:p>0</text:p>
          </table:table-cell>
          <table:table-cell office:value-type="float" office:value="0.000000010029944714" calcext:value-type="float">
            <text:p>1.0029944714E-0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owellsq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0054284551738" calcext:value-type="float">
            <text:p>5.4284551738E-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ower</text:p>
          </table:table-cell>
          <table:table-cell office:value-type="float" office:value="1487" calcext:value-type="float">
            <text:p>1487</text:p>
          </table:table-cell>
          <table:table-cell office:value-type="float" office:value="0.73" calcext:value-type="float">
            <text:p>0.73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bpenl</text:p>
          </table:table-cell>
          <table:table-cell office:value-type="float" office:value="1003" calcext:value-type="float">
            <text:p>1003</text:p>
          </table:table-cell>
          <table:table-cell office:value-type="float" office:value="0.13" calcext:value-type="float">
            <text:p>0.13</text:p>
          </table:table-cell>
          <table:table-cell office:value-type="float" office:value="0.0000003991984028" calcext:value-type="float">
            <text:p>3.991984028E-0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dpl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60.919236466" calcext:value-type="float">
            <text:p>60.91923646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dpl1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53.037015056" calcext:value-type="float">
            <text:p>53.0370150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spdoc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2.4142135624" calcext:value-type="float">
            <text:p>2.414213562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17839422543" calcext:value-type="float">
            <text:p>0.1783942254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pcboei1</text:p>
          </table:table-cell>
          <table:table-cell office:value-type="float" office:value="606" calcext:value-type="float">
            <text:p>606</text:p>
          </table:table-cell>
          <table:table-cell office:value-type="float" office:value="0.03" calcext:value-type="float">
            <text:p>0.03</text:p>
          </table:table-cell>
          <table:table-cell office:value-type="float" office:value="14433867.355" calcext:value-type="float">
            <text:p>14433867.35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pcboei2</text:p>
          </table:table-cell>
          <table:table-cell office:value-type="float" office:value="223" calcext:value-type="float">
            <text:p>223</text:p>
          </table:table-cell>
          <table:table-cell office:value-type="float" office:value="0" calcext:value-type="float">
            <text:p>0</text:p>
          </table:table-cell>
          <table:table-cell office:value-type="float" office:value="8293665.5077" calcext:value-type="float">
            <text:p>8293665.507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pcstair</text:p>
          </table:table-cell>
          <table:table-cell office:value-type="float" office:value="733" calcext:value-type="float">
            <text:p>733</text:p>
          </table:table-cell>
          <table:table-cell office:value-type="float" office:value="0.08" calcext:value-type="float">
            <text:p>0.08</text:p>
          </table:table-cell>
          <table:table-cell office:value-type="float" office:value="6204396.6393" calcext:value-type="float">
            <text:p>6204396.639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pnboei1</text:p>
          </table:table-cell>
          <table:table-cell office:value-type="float" office:value="858" calcext:value-type="float">
            <text:p>858</text:p>
          </table:table-cell>
          <table:table-cell office:value-type="float" office:value="0.05" calcext:value-type="float">
            <text:p>0.05</text:p>
          </table:table-cell>
          <table:table-cell office:value-type="float" office:value="8516241.5704" calcext:value-type="float">
            <text:p>8516241.570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pnboei2</text:p>
          </table:table-cell>
          <table:table-cell office:value-type="float" office:value="287" calcext:value-type="float">
            <text:p>287</text:p>
          </table:table-cell>
          <table:table-cell office:value-type="float" office:value="0" calcext:value-type="float">
            <text:p>0</text:p>
          </table:table-cell>
          <table:table-cell office:value-type="float" office:value="1276676.6464" calcext:value-type="float">
            <text:p>1276676.646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pnstair</text:p>
          </table:table-cell>
          <table:table-cell office:value-type="float" office:value="752" calcext:value-type="float">
            <text:p>752</text:p>
          </table:table-cell>
          <table:table-cell office:value-type="float" office:value="0.07" calcext:value-type="float">
            <text:p>0.07</text:p>
          </table:table-cell>
          <table:table-cell office:value-type="float" office:value="5146038.0055" calcext:value-type="float">
            <text:p>5146038.005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r3d</text:p>
          </table:table-cell>
          <table:table-cell office:value-type="float" office:value="1176" calcext:value-type="float">
            <text:p>1176</text:p>
          </table:table-cell>
          <table:table-cell office:value-type="float" office:value="0.3" calcext:value-type="float">
            <text:p>0.3</text:p>
          </table:table-cell>
          <table:table-cell office:value-type="float" office:value="0.00068523887994" calcext:value-type="float">
            <text:p>0.0006852388799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r3dbd</text:p>
          </table:table-cell>
          <table:table-cell office:value-type="float" office:value="1148" calcext:value-type="float">
            <text:p>1148</text:p>
          </table:table-cell>
          <table:table-cell office:value-type="float" office:value="0.23" calcext:value-type="float">
            <text:p>0.23</text:p>
          </table:table-cell>
          <table:table-cell office:value-type="float" office:value="0.000048401320772" calcext:value-type="float">
            <text:p>4.8401320772E-0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r3dls</text:p>
          </table:table-cell>
          <table:table-cell office:value-type="float" office:value="1179" calcext:value-type="float">
            <text:p>1179</text:p>
          </table:table-cell>
          <table:table-cell office:value-type="float" office:value="0.32" calcext:value-type="float">
            <text:p>0.32</text:p>
          </table:table-cell>
          <table:table-cell office:value-type="float" office:value="0.00057522080733" calcext:value-type="float">
            <text:p>0.0005752208073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rtquad</text:p>
          </table:table-cell>
          <table:table-cell office:value-type="float" office:value="313" calcext:value-type="float">
            <text:p>313</text:p>
          </table:table-cell>
          <table:table-cell office:value-type="float" office:value="0" calcext:value-type="float">
            <text:p>0</text:p>
          </table:table-cell>
          <table:table-cell office:value-type="float" office:value="-3648088.364" calcext:value-type="float">
            <text:p>-3648088.36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artc</text:p>
          </table:table-cell>
          <table:table-cell office:value-type="float" office:value="10742" calcext:value-type="float">
            <text:p>10742</text:p>
          </table:table-cell>
          <table:table-cell office:value-type="float" office:value="116.65" calcext:value-type="float">
            <text:p>116.65</text:p>
          </table:table-cell>
          <table:table-cell office:value-type="float" office:value="0.00000075000594211" calcext:value-type="float">
            <text:p>7.5000594211E-0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dlin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-7200" calcext:value-type="float">
            <text:p>-72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ading1</text:p>
          </table:table-cell>
          <table:table-cell office:value-type="float" office:value="17416" calcext:value-type="float">
            <text:p>17416</text:p>
          </table:table-cell>
          <table:table-cell office:value-type="float" office:value="65.95" calcext:value-type="float">
            <text:p>65.95</text:p>
          </table:table-cell>
          <table:table-cell office:value-type="float" office:value="-0.16047491115" calcext:value-type="float">
            <text:p>-0.160474911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ading2</text:p>
          </table:table-cell>
          <table:table-cell office:value-type="float" office:value="18786" calcext:value-type="float">
            <text:p>18786</text:p>
          </table:table-cell>
          <table:table-cell office:value-type="float" office:value="18.17" calcext:value-type="float">
            <text:p>18.17</text:p>
          </table:table-cell>
          <table:table-cell office:value-type="float" office:value="-0.012582486392" calcext:value-type="float">
            <text:p>-0.01258248639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ading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cipe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0.00000000056105977378" calcext:value-type="float">
            <text:p>5.6105977378E-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0000000010658141036" calcext:value-type="float">
            <text:p>1.0658141036E-1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k23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0.083333333333" calcext:value-type="float">
            <text:p>0.08333333333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obot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5.9804672317" calcext:value-type="float">
            <text:p>5.980467231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osenbr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1.1661865798E-015" calcext:value-type="float">
            <text:p>1.1661865798E-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osenmmx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-44.000000002" calcext:value-type="float">
            <text:p>-44.00000000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332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29.924350344" calcext:value-type="float">
            <text:p>29.92435034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365mo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52.189076162" calcext:value-type="float">
            <text:p>52.18907616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36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path</text:p>
          </table:table-cell>
          <table:table-cell office:value-type="float" office:value="780" calcext:value-type="float">
            <text:p>780</text:p>
          </table:table-cell>
          <table:table-cell office:value-type="float" office:value="0.07" calcext:value-type="float">
            <text:p>0.07</text:p>
          </table:table-cell>
          <table:table-cell office:value-type="float" office:value="199.57177992" calcext:value-type="float">
            <text:p>199.5717799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on1dls</text:p>
          </table:table-cell>
          <table:table-cell office:value-type="float" office:value="5812" calcext:value-type="float">
            <text:p>5812</text:p>
          </table:table-cell>
          <table:table-cell office:value-type="float" office:value="20.22" calcext:value-type="float">
            <text:p>20.22</text:p>
          </table:table-cell>
          <table:table-cell office:value-type="float" office:value="70.978246783" calcext:value-type="float">
            <text:p>70.97824678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osine</text:p>
          </table:table-cell>
          <table:table-cell table:number-columns-repeated="2"/>
          <table:table-cell office:value-type="string" calcext:value-type="string">
            <text:p><text:s text:c="2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urly10</text:p>
          </table:table-cell>
          <table:table-cell table:number-columns-repeated="2"/>
          <table:table-cell office:value-type="string" calcext:value-type="string">
            <text:p><text:s text:c="2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urly20</text:p>
          </table:table-cell>
          <table:table-cell table:number-columns-repeated="2"/>
          <table:table-cell office:value-type="string" calcext:value-type="string">
            <text:p><text:s text:c="2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urly30</text:p>
          </table:table-cell>
          <table:table-cell table:number-columns-repeated="2"/>
          <table:table-cell office:value-type="string" calcext:value-type="string">
            <text:p><text:s text:c="2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micon1</text:p>
          </table:table-cell>
          <table:table-cell office:value-type="float" office:value="5812" calcext:value-type="float">
            <text:p>5812</text:p>
          </table:table-cell>
          <table:table-cell office:value-type="float" office:value="19.43" calcext:value-type="float">
            <text:p>19.43</text:p>
          </table:table-cell>
          <table:table-cell office:value-type="float" office:value="70.978246783" calcext:value-type="float">
            <text:p>70.97824678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micon2</text:p>
          </table:table-cell>
          <table:table-cell office:value-type="float" office:value="4355" calcext:value-type="float">
            <text:p>4355</text:p>
          </table:table-cell>
          <table:table-cell office:value-type="float" office:value="19.33" calcext:value-type="float">
            <text:p>19.33</text:p>
          </table:table-cell>
          <table:table-cell office:value-type="float" office:value="2.8197934012" calcext:value-type="float">
            <text:p>2.819793401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nsors</text:p>
          </table:table-cell>
          <table:table-cell office:value-type="float" office:value="1056" calcext:value-type="float">
            <text:p>1056</text:p>
          </table:table-cell>
          <table:table-cell office:value-type="float" office:value="12.82" calcext:value-type="float">
            <text:p>12.82</text:p>
          </table:table-cell>
          <table:table-cell office:value-type="float" office:value="-210491.15625" calcext:value-type="float">
            <text:p>-210491.1562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im2bqp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imbqp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00045019543649" calcext:value-type="float">
            <text:p>4.5019543649E-1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impllpa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impllpb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1" calcext:value-type="float">
            <text:p>1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ineali</text:p>
          </table:table-cell>
          <table:table-cell office:value-type="float" office:value="2147" calcext:value-type="float">
            <text:p>2147</text:p>
          </table:table-cell>
          <table:table-cell office:value-type="float" office:value="0.07" calcext:value-type="float">
            <text:p>0.07</text:p>
          </table:table-cell>
          <table:table-cell office:value-type="float" office:value="-1900.961723" calcext:value-type="float">
            <text:p>-1900.96172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ineval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4.0192561291E-020" calcext:value-type="float">
            <text:p>4.0192561291E-2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inqua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inrosnb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9901" calcext:value-type="float">
            <text:p>-9990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ipow1</text:p>
          </table:table-cell>
          <table:table-cell office:value-type="float" office:value="850" calcext:value-type="float">
            <text:p>850</text:p>
          </table:table-cell>
          <table:table-cell office:value-type="float" office:value="1.22" calcext:value-type="float">
            <text:p>1.22</text:p>
          </table:table-cell>
          <table:table-cell office:value-type="float" office:value="-1.0000000135" calcext:value-type="float">
            <text:p>-1.00000001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ipow1m</text:p>
          </table:table-cell>
          <table:table-cell office:value-type="float" office:value="851" calcext:value-type="float">
            <text:p>851</text:p>
          </table:table-cell>
          <table:table-cell office:value-type="float" office:value="1.13" calcext:value-type="float">
            <text:p>1.13</text:p>
          </table:table-cell>
          <table:table-cell office:value-type="float" office:value="-1.0000000483" calcext:value-type="float">
            <text:p>-1.000000048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ipow2</text:p>
          </table:table-cell>
          <table:table-cell office:value-type="float" office:value="739" calcext:value-type="float">
            <text:p>739</text:p>
          </table:table-cell>
          <table:table-cell office:value-type="float" office:value="0.35" calcext:value-type="float">
            <text:p>0.35</text:p>
          </table:table-cell>
          <table:table-cell office:value-type="float" office:value="-1.000000028" calcext:value-type="float">
            <text:p>-1.00000002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ipow2m</text:p>
          </table:table-cell>
          <table:table-cell office:value-type="float" office:value="739" calcext:value-type="float">
            <text:p>739</text:p>
          </table:table-cell>
          <table:table-cell office:value-type="float" office:value="0.35" calcext:value-type="float">
            <text:p>0.35</text:p>
          </table:table-cell>
          <table:table-cell office:value-type="float" office:value="-1.0000001963" calcext:value-type="float">
            <text:p>-1.000000196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ipow3</text:p>
          </table:table-cell>
          <table:table-cell office:value-type="float" office:value="276" calcext:value-type="float">
            <text:p>276</text:p>
          </table:table-cell>
          <table:table-cell office:value-type="float" office:value="0.43" calcext:value-type="float">
            <text:p>0.43</text:p>
          </table:table-cell>
          <table:table-cell office:value-type="float" office:value="0.53565056351" calcext:value-type="float">
            <text:p>0.5356505635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ipow4</text:p>
          </table:table-cell>
          <table:table-cell office:value-type="float" office:value="20" calcext:value-type="float">
            <text:p>20</text:p>
          </table:table-cell>
          <table:table-cell office:value-type="float" office:value="0.18" calcext:value-type="float">
            <text:p>0.18</text:p>
          </table:table-cell>
          <table:table-cell office:value-type="float" office:value="0.27282656545" calcext:value-type="float">
            <text:p>0.2728265654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isser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0.0000000015985948842" calcext:value-type="float">
            <text:p>1.5985948842E-0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mbank</text:p>
          </table:table-cell>
          <table:table-cell office:value-type="float" office:value="369" calcext:value-type="float">
            <text:p>369</text:p>
          </table:table-cell>
          <table:table-cell office:value-type="float" office:value="0.02" calcext:value-type="float">
            <text:p>0.02</text:p>
          </table:table-cell>
          <table:table-cell office:value-type="float" office:value="-7129292" calcext:value-type="float">
            <text:p>-712929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mmpsf</text:p>
          </table:table-cell>
          <table:table-cell office:value-type="float" office:value="761" calcext:value-type="float">
            <text:p>761</text:p>
          </table:table-cell>
          <table:table-cell office:value-type="float" office:value="0.07" calcext:value-type="float">
            <text:p>0.07</text:p>
          </table:table-cell>
          <table:table-cell office:value-type="float" office:value="1046985.6848" calcext:value-type="float">
            <text:p>1046985.68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nak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0.00000000000003578840165" calcext:value-type="float">
            <text:p>-3.578840165E-1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osqp2</text:p>
          </table:table-cell>
          <table:table-cell office:value-type="float" office:value="12540" calcext:value-type="float">
            <text:p>12540</text:p>
          </table:table-cell>
          <table:table-cell office:value-type="float" office:value="36.1" calcext:value-type="float">
            <text:p>36.1</text:p>
          </table:table-cell>
          <table:table-cell office:value-type="float" office:value="-4998.7016085" calcext:value-type="float">
            <text:p>-4998.701608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panhyd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239.73800066" calcext:value-type="float">
            <text:p>239.7380006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pira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office:value-type="float" office:value="-0.00000000028426694297" calcext:value-type="float">
            <text:p>-2.8426694297E-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readin3</text:p>
          </table:table-cell>
          <table:table-cell office:value-type="float" office:value="1738" calcext:value-type="float">
            <text:p>1738</text:p>
          </table:table-cell>
          <table:table-cell office:value-type="float" office:value="1.35" calcext:value-type="float">
            <text:p>1.35</text:p>
          </table:table-cell>
          <table:table-cell office:value-type="float" office:value="-0.000013436800226" calcext:value-type="float">
            <text:p>-1.3436800226E-0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rosenbr</text:p>
          </table:table-cell>
          <table:table-cell office:value-type="float" office:value="10280" calcext:value-type="float">
            <text:p>10280</text:p>
          </table:table-cell>
          <table:table-cell office:value-type="float" office:value="87.4" calcext:value-type="float">
            <text:p>87.4</text:p>
          </table:table-cell>
          <table:table-cell office:value-type="float" office:value="0.0000000005572619443" calcext:value-type="float">
            <text:p>5.572619443E-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seblin</text:p>
          </table:table-cell>
          <table:table-cell office:value-type="float" office:value="214" calcext:value-type="float">
            <text:p>214</text:p>
          </table:table-cell>
          <table:table-cell office:value-type="float" office:value="0" calcext:value-type="float">
            <text:p>0</text:p>
          </table:table-cell>
          <table:table-cell office:value-type="float" office:value="16170600" calcext:value-type="float">
            <text:p>161706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sebnln</text:p>
          </table:table-cell>
          <table:table-cell office:value-type="float" office:value="318" calcext:value-type="float">
            <text:p>318</text:p>
          </table:table-cell>
          <table:table-cell office:value-type="float" office:value="0" calcext:value-type="float">
            <text:p>0</text:p>
          </table:table-cell>
          <table:table-cell office:value-type="float" office:value="16170600" calcext:value-type="float">
            <text:p>161706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snlbeam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float" office:value="337.77247076" calcext:value-type="float">
            <text:p>337.7724707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tancmin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.2499995" calcext:value-type="float">
            <text:p>4.24999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tatic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-308.91901233" calcext:value-type="float">
            <text:p>-308.9190123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teenbra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16957.674664" calcext:value-type="float">
            <text:p>16957.67466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teenbrb</text:p>
          </table:table-cell>
          <table:table-cell office:value-type="float" office:value="5760" calcext:value-type="float">
            <text:p>5760</text:p>
          </table:table-cell>
          <table:table-cell office:value-type="float" office:value="0.72" calcext:value-type="float">
            <text:p>0.72</text:p>
          </table:table-cell>
          <table:table-cell office:value-type="float" office:value="9280.3263948" calcext:value-type="float">
            <text:p>9280.32639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teenbrc</text:p>
          </table:table-cell>
          <table:table-cell office:value-type="float" office:value="4606" calcext:value-type="float">
            <text:p>4606</text:p>
          </table:table-cell>
          <table:table-cell office:value-type="float" office:value="0.2" calcext:value-type="float">
            <text:p>0.2</text:p>
          </table:table-cell>
          <table:table-cell office:value-type="float" office:value="18523.547041" calcext:value-type="float">
            <text:p>18523.54704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teenbrd</text:p>
          </table:table-cell>
          <table:table-cell office:value-type="float" office:value="4442" calcext:value-type="float">
            <text:p>4442</text:p>
          </table:table-cell>
          <table:table-cell office:value-type="float" office:value="0.57" calcext:value-type="float">
            <text:p>0.57</text:p>
          </table:table-cell>
          <table:table-cell office:value-type="float" office:value="9030.0818833" calcext:value-type="float">
            <text:p>9030.081883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teenbre</text:p>
          </table:table-cell>
          <table:table-cell office:value-type="float" office:value="26460" calcext:value-type="float">
            <text:p>26460</text:p>
          </table:table-cell>
          <table:table-cell office:value-type="float" office:value="3.03" calcext:value-type="float">
            <text:p>3.03</text:p>
          </table:table-cell>
          <table:table-cell office:value-type="float" office:value="28592.341386" calcext:value-type="float">
            <text:p>28592.34138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teenbrf</text:p>
          </table:table-cell>
          <table:table-cell office:value-type="float" office:value="508" calcext:value-type="float">
            <text:p>508</text:p>
          </table:table-cell>
          <table:table-cell office:value-type="float" office:value="0.02" calcext:value-type="float">
            <text:p>0.02</text:p>
          </table:table-cell>
          <table:table-cell office:value-type="float" office:value="319.13540765" calcext:value-type="float">
            <text:p>319.135407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teenbrg</text:p>
          </table:table-cell>
          <table:table-cell office:value-type="float" office:value="17459" calcext:value-type="float">
            <text:p>17459</text:p>
          </table:table-cell>
          <table:table-cell office:value-type="float" office:value="2.38" calcext:value-type="float">
            <text:p>2.38</text:p>
          </table:table-cell>
          <table:table-cell office:value-type="float" office:value="28664.300873" calcext:value-type="float">
            <text:p>28664.30087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upersi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66666666667" calcext:value-type="float">
            <text:p>0.6666666666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vanberg</text:p>
          </table:table-cell>
          <table:table-cell office:value-type="float" office:value="34162" calcext:value-type="float">
            <text:p>34162</text:p>
          </table:table-cell>
          <table:table-cell office:value-type="float" office:value="83.95" calcext:value-type="float">
            <text:p>83.95</text:p>
          </table:table-cell>
          <table:table-cell office:value-type="float" office:value="8361.4227582" calcext:value-type="float">
            <text:p>8361.422758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wopf</text:p>
          </table:table-cell>
          <table:table-cell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  <table:table-cell office:value-type="float" office:value="0.067860182588" calcext:value-type="float">
            <text:p>0.06786018258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ynthes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0.75928439216" calcext:value-type="float">
            <text:p>0.7592843921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am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fi2</text:p>
          </table:table-cell>
          <table:table-cell office:value-type="float" office:value="302" calcext:value-type="float">
            <text:p>302</text:p>
          </table:table-cell>
          <table:table-cell office:value-type="float" office:value="0.63" calcext:value-type="float">
            <text:p>0.63</text:p>
          </table:table-cell>
          <table:table-cell office:value-type="float" office:value="0.6490417802" calcext:value-type="float">
            <text:p>0.649041780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ointqor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175.4722221" calcext:value-type="float">
            <text:p>1175.47222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rainf</text:p>
          </table:table-cell>
          <table:table-cell office:value-type="float" office:value="49172" calcext:value-type="float">
            <text:p>49172</text:p>
          </table:table-cell>
          <table:table-cell office:value-type="float" office:value="69.32" calcext:value-type="float">
            <text:p>69.32</text:p>
          </table:table-cell>
          <table:table-cell office:value-type="float" office:value="3.1033842825" calcext:value-type="float">
            <text:p>3.103384282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rainh</text:p>
          </table:table-cell>
          <table:table-cell office:value-type="float" office:value="22079" calcext:value-type="float">
            <text:p>22079</text:p>
          </table:table-cell>
          <table:table-cell office:value-type="float" office:value="31.42" calcext:value-type="float">
            <text:p>31.42</text:p>
          </table:table-cell>
          <table:table-cell office:value-type="float" office:value="12.31198388" calcext:value-type="float">
            <text:p>12.3119838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ridia</text:p>
          </table:table-cell>
          <table:table-cell office:value-type="float" office:value="11963" calcext:value-type="float">
            <text:p>11963</text:p>
          </table:table-cell>
          <table:table-cell office:value-type="float" office:value="105.72" calcext:value-type="float">
            <text:p>105.72</text:p>
          </table:table-cell>
          <table:table-cell office:value-type="float" office:value="0.00000034618828693" calcext:value-type="float">
            <text:p>3.4618828693E-0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rimloss</text:p>
          </table:table-cell>
          <table:table-cell office:value-type="float" office:value="472" calcext:value-type="float">
            <text:p>472</text:p>
          </table:table-cell>
          <table:table-cell office:value-type="float" office:value="0.02" calcext:value-type="float">
            <text:p>0.02</text:p>
          </table:table-cell>
          <table:table-cell office:value-type="float" office:value="9.06" calcext:value-type="float">
            <text:p>9.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ry-b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000000404" calcext:value-type="float">
            <text:p>1.000000040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wirism1</text:p>
          </table:table-cell>
          <table:table-cell office:value-type="float" office:value="1344" calcext:value-type="float">
            <text:p>1344</text:p>
          </table:table-cell>
          <table:table-cell office:value-type="float" office:value="0.4" calcext:value-type="float">
            <text:p>0.4</text:p>
          </table:table-cell>
          <table:table-cell office:value-type="float" office:value="-1.0056709592" calcext:value-type="float">
            <text:p>-1.005670959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wobars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.5086524175" calcext:value-type="float">
            <text:p>1.50865241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bh1</text:p>
          </table:table-cell>
          <table:table-cell table:number-columns-repeated="2"/>
          <table:table-cell office:value-type="string" calcext:value-type="string">
            <text:p><text:s text:c="2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bh5</text:p>
          </table:table-cell>
          <table:table-cell table:number-columns-repeated="2"/>
          <table:table-cell office:value-type="string" calcext:value-type="string">
            <text:p><text:s text:c="2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anderm1</text:p>
          </table:table-cell>
          <table:table-cell office:value-type="float" office:value="276" calcext:value-type="float">
            <text:p>276</text:p>
          </table:table-cell>
          <table:table-cell office:value-type="float" office:value="0.17" calcext:value-type="float">
            <text:p>0.17</text:p>
          </table:table-cell>
          <table:table-cell office:value-type="float" office:value="0.00000000089493528575" calcext:value-type="float">
            <text:p>8.9493528575E-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anderm2</text:p>
          </table:table-cell>
          <table:table-cell office:value-type="float" office:value="277" calcext:value-type="float">
            <text:p>277</text:p>
          </table:table-cell>
          <table:table-cell office:value-type="float" office:value="0.17" calcext:value-type="float">
            <text:p>0.17</text:p>
          </table:table-cell>
          <table:table-cell office:value-type="float" office:value="0.00000000089384493181" calcext:value-type="float">
            <text:p>8.9384493181E-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anderm3</text:p>
          </table:table-cell>
          <table:table-cell office:value-type="float" office:value="375" calcext:value-type="float">
            <text:p>375</text:p>
          </table:table-cell>
          <table:table-cell office:value-type="float" office:value="0.28" calcext:value-type="float">
            <text:p>0.28</text:p>
          </table:table-cell>
          <table:table-cell office:value-type="float" office:value="0.00000000091956972284" calcext:value-type="float">
            <text:p>9.1956972284E-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anderm4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0.00000000064242001238" calcext:value-type="float">
            <text:p>6.4242001238E-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ardim</text:p>
          </table:table-cell>
          <table:table-cell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0015156138989" calcext:value-type="float">
            <text:p>1.5156138989E-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atson</text:p>
          </table:table-cell>
          <table:table-cell office:value-type="float" office:value="356" calcext:value-type="float">
            <text:p>356</text:p>
          </table:table-cell>
          <table:table-cell office:value-type="float" office:value="0" calcext:value-type="float">
            <text:p>0</text:p>
          </table:table-cell>
          <table:table-cell office:value-type="float" office:value="0.000000011492788502" calcext:value-type="float">
            <text:p>1.1492788502E-0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omflet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-2.1857515797E-016" calcext:value-type="float">
            <text:p>-2.1857515797E-1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oods</text:p>
          </table:table-cell>
          <table:table-cell office:value-type="float" office:value="3100" calcext:value-type="float">
            <text:p>3100</text:p>
          </table:table-cell>
          <table:table-cell office:value-type="float" office:value="122.37" calcext:value-type="float">
            <text:p>122.37</text:p>
          </table:table-cell>
          <table:table-cell office:value-type="float" office:value="29450995.312" calcext:value-type="float">
            <text:p>29450995.31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ao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97.70461557" calcext:value-type="float">
            <text:p>197.7046155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fit</text:p>
          </table:table-cell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0066697206676" calcext:value-type="float">
            <text:p>6.6697206676E-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fitu</text:p>
          </table:table-cell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0066697206676" calcext:value-type="float">
            <text:p>6.6697206676E-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zangwil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18.2" calcext:value-type="float">
            <text:p>-18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zangwil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036508573942" calcext:value-type="float">
            <text:p>3.6508573942E-1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zecevic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4.125" calcext:value-type="float">
            <text:p>-4.12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zecevic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97.309450102" calcext:value-type="float">
            <text:p>97.30945010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zecevic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7.5575077697" calcext:value-type="float">
            <text:p>7.557507769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zigzag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office:value-type="float" office:value="3.1617349512" calcext:value-type="float">
            <text:p>3.161734951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zy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.0000015481" calcext:value-type="float">
            <text:p>2.0000015481</text:p>
          </table:table-cell>
          <table:table-cell table:number-columns-repeated="1020"/>
        </table:table-row>
        <table:table-row table:style-name="ro1" table:number-rows-repeated="104784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11-21T22:22:44.389338498</dc:date>
    <meta:editing-duration>PT9M11S</meta:editing-duration>
    <meta:editing-cycles>5</meta:editing-cycles>
    <meta:generator>LibreOffice/6.0.7.3$Linux_X86_64 LibreOffice_project/00m0$Build-3</meta:generator>
    <meta:document-statistic meta:table-count="1" meta:cell-count="2859" meta:object-count="0"/>
  </office:meta>
</office:document-meta>
</file>